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onsolas" svg:font-family="Consolas, Monaco, 'Andale Mono', 'Ubuntu Mono', monospace"/>
    <style:font-face style:name="Droid Sans Mono" svg:font-family="'Droid Sans Mono', monospace, monospace"/>
    <style:font-face style:name="Lohit Hindi2" svg:font-family="'Lohit Hindi'"/>
    <style:font-face style:name="OpenSymbol" svg:font-family="OpenSymbol"/>
    <style:font-face style:name="Roboto Mono" svg:font-family="'Roboto Mono', monospace"/>
    <style:font-face style:name="dejavu sans mono" svg:font-family="'dejavu sans mono', monospace"/>
    <style:font-face style:name="inconsolata" svg:font-family="inconsolata, sans-serif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var bs-font-monospace" svg:font-family="'var bs-font-monospace'"/>
    <style:font-face style:name="Nimbus Roman No9 L" svg:font-family="'Nimbus Roman No9 L'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" style:family="paragraph" style:parent-style-name="Title">
      <style:paragraph-properties fo:text-align="center" style:justify-single-word="false"/>
      <style:text-properties officeooo:paragraph-rsid="006f4cb2"/>
    </style:style>
    <style:style style:name="P4" style:family="paragraph" style:parent-style-name="Heading_20_1">
      <style:text-properties officeooo:paragraph-rsid="01cb4f46"/>
    </style:style>
    <style:style style:name="P5" style:family="paragraph" style:parent-style-name="Heading_20_1">
      <style:paragraph-properties fo:break-before="page"/>
      <style:text-properties officeooo:paragraph-rsid="01cdb721"/>
    </style:style>
    <style:style style:name="P6" style:family="paragraph" style:parent-style-name="Heading_20_1">
      <style:paragraph-properties fo:break-before="page"/>
      <style:text-properties officeooo:paragraph-rsid="01d07f71"/>
    </style:style>
    <style:style style:name="P7" style:family="paragraph" style:parent-style-name="Heading_20_1">
      <style:paragraph-properties fo:break-before="page"/>
      <style:text-properties officeooo:paragraph-rsid="01d2e658"/>
    </style:style>
    <style:style style:name="P8" style:family="paragraph" style:parent-style-name="Heading_20_1">
      <style:paragraph-properties fo:break-before="page"/>
      <style:text-properties officeooo:paragraph-rsid="01d4942a"/>
    </style:style>
    <style:style style:name="P9" style:family="paragraph" style:parent-style-name="Heading_20_1">
      <style:paragraph-properties fo:break-before="page"/>
      <style:text-properties officeooo:paragraph-rsid="01d4e98a"/>
    </style:style>
    <style:style style:name="P10" style:family="paragraph" style:parent-style-name="Heading_20_1">
      <style:paragraph-properties fo:break-before="page"/>
      <style:text-properties officeooo:paragraph-rsid="01d633a4"/>
    </style:style>
    <style:style style:name="P11" style:family="paragraph" style:parent-style-name="Heading_20_1">
      <style:paragraph-properties fo:break-before="page"/>
      <style:text-properties officeooo:paragraph-rsid="01d7e6ae"/>
    </style:style>
    <style:style style:name="P12" style:family="paragraph" style:parent-style-name="Heading_20_1">
      <style:paragraph-properties fo:break-before="page"/>
      <style:text-properties officeooo:paragraph-rsid="01d7f58b"/>
    </style:style>
    <style:style style:name="P13" style:family="paragraph" style:parent-style-name="Heading_20_1">
      <style:paragraph-properties fo:break-before="page"/>
      <style:text-properties officeooo:paragraph-rsid="01dca83a"/>
    </style:style>
    <style:style style:name="P14" style:family="paragraph" style:parent-style-name="Heading_20_1">
      <style:paragraph-properties fo:break-before="page"/>
      <style:text-properties officeooo:paragraph-rsid="01ddd1a1"/>
    </style:style>
    <style:style style:name="P15" style:family="paragraph" style:parent-style-name="Heading_20_1">
      <style:paragraph-properties fo:break-before="page"/>
      <style:text-properties officeooo:paragraph-rsid="01df30a6"/>
    </style:style>
    <style:style style:name="P16" style:family="paragraph" style:parent-style-name="Heading_20_2">
      <style:text-properties officeooo:rsid="0002c5b4" officeooo:paragraph-rsid="01cb4f46"/>
    </style:style>
    <style:style style:name="P17" style:family="paragraph" style:parent-style-name="Heading_20_2">
      <style:text-properties officeooo:rsid="000b160a" officeooo:paragraph-rsid="01cdb721"/>
    </style:style>
    <style:style style:name="P18" style:family="paragraph" style:parent-style-name="Heading_20_2">
      <style:text-properties officeooo:rsid="0017b12d" officeooo:paragraph-rsid="01d07f71"/>
    </style:style>
    <style:style style:name="P19" style:family="paragraph" style:parent-style-name="Heading_20_2">
      <style:text-properties officeooo:rsid="001eeec8" officeooo:paragraph-rsid="01d2e658"/>
    </style:style>
    <style:style style:name="P20" style:family="paragraph" style:parent-style-name="Heading_20_2">
      <style:text-properties officeooo:rsid="0023bff0" officeooo:paragraph-rsid="01d4942a"/>
    </style:style>
    <style:style style:name="P21" style:family="paragraph" style:parent-style-name="Heading_20_2">
      <style:text-properties officeooo:rsid="0029a9f1" officeooo:paragraph-rsid="01d4e98a"/>
    </style:style>
    <style:style style:name="P22" style:family="paragraph" style:parent-style-name="Heading_20_2">
      <style:text-properties officeooo:rsid="002dffa4" officeooo:paragraph-rsid="01d633a4"/>
    </style:style>
    <style:style style:name="P23" style:family="paragraph" style:parent-style-name="Heading_20_2">
      <style:text-properties officeooo:rsid="0039e34e" officeooo:paragraph-rsid="01d7e6ae"/>
    </style:style>
    <style:style style:name="P24" style:family="paragraph" style:parent-style-name="Heading_20_2">
      <style:text-properties officeooo:paragraph-rsid="01d7f58b"/>
    </style:style>
    <style:style style:name="P25" style:family="paragraph" style:parent-style-name="Standard" style:list-style-name="L1">
      <style:text-properties officeooo:paragraph-rsid="006f4cb2"/>
    </style:style>
    <style:style style:name="P26" style:family="paragraph" style:parent-style-name="Standard" style:list-style-name="L1">
      <style:text-properties officeooo:paragraph-rsid="01ca0372"/>
    </style:style>
    <style:style style:name="P27" style:family="paragraph" style:parent-style-name="Standard" style:list-style-name="L1">
      <style:text-properties officeooo:rsid="00071684" officeooo:paragraph-rsid="006f4cb2"/>
    </style:style>
    <style:style style:name="P28" style:family="paragraph" style:parent-style-name="Standard">
      <style:text-properties fo:color="#000000" style:font-name="Monospace" fo:font-size="12pt" officeooo:rsid="004954f3" officeooo:paragraph-rsid="01df30a6" style:font-size-asian="12pt"/>
    </style:style>
    <style:style style:name="P29" style:family="paragraph" style:parent-style-name="Standard" style:list-style-name="L1">
      <style:text-properties officeooo:rsid="01ca0372" officeooo:paragraph-rsid="01ca0372"/>
    </style:style>
    <style:style style:name="P30" style:family="paragraph" style:parent-style-name="Standard" style:list-style-name="L24">
      <style:text-properties officeooo:paragraph-rsid="01ca0372"/>
    </style:style>
    <style:style style:name="P31" style:family="paragraph" style:parent-style-name="Standard">
      <style:text-properties style:text-underline-style="solid" style:text-underline-width="auto" style:text-underline-color="font-color" officeooo:paragraph-rsid="01ca0372"/>
    </style:style>
    <style:style style:name="P32" style:family="paragraph" style:parent-style-name="Standard">
      <style:text-properties style:font-name="Arial1" fo:font-size="11.8000001907349pt" fo:font-weight="bold" officeooo:rsid="002b63e3" officeooo:paragraph-rsid="01cb4f46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33" style:family="paragraph" style:parent-style-name="Standard">
      <style:text-properties style:font-name="Arial1" fo:font-size="11.8000001907349pt" fo:font-weight="bold" officeooo:rsid="002b63e3" officeooo:paragraph-rsid="01cdb721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34" style:family="paragraph" style:parent-style-name="Standard">
      <style:text-properties style:font-name="Arial1" fo:font-size="11.8000001907349pt" fo:font-weight="bold" officeooo:rsid="002b63e3" officeooo:paragraph-rsid="01d07f71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35" style:family="paragraph" style:parent-style-name="Standard">
      <style:text-properties style:font-name="Arial1" fo:font-size="11.8000001907349pt" fo:font-weight="bold" officeooo:rsid="002b63e3" officeooo:paragraph-rsid="01d2e658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36" style:family="paragraph" style:parent-style-name="Standard">
      <style:text-properties style:font-name="Arial1" fo:font-size="11.8000001907349pt" fo:font-weight="bold" officeooo:rsid="002b63e3" officeooo:paragraph-rsid="01d4942a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37" style:family="paragraph" style:parent-style-name="Standard">
      <style:text-properties style:font-name="Arial1" fo:font-size="11.8000001907349pt" fo:font-weight="bold" officeooo:rsid="002b63e3" officeooo:paragraph-rsid="01d4e98a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38" style:family="paragraph" style:parent-style-name="Standard">
      <style:text-properties style:font-name="Arial1" fo:font-size="11.8000001907349pt" fo:font-weight="bold" officeooo:rsid="002b63e3" officeooo:paragraph-rsid="01d7e6ae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39" style:family="paragraph" style:parent-style-name="Standard">
      <style:text-properties fo:font-style="normal" officeooo:rsid="001e38b1" officeooo:paragraph-rsid="01cdb721" style:font-style-asian="normal" style:font-style-complex="normal"/>
    </style:style>
    <style:style style:name="P40" style:family="paragraph" style:parent-style-name="Standard">
      <style:text-properties fo:font-style="normal" officeooo:rsid="001e38b1" officeooo:paragraph-rsid="01d07f71" style:font-style-asian="normal" style:font-style-complex="normal"/>
    </style:style>
    <style:style style:name="P41" style:family="paragraph" style:parent-style-name="Standard">
      <style:text-properties fo:font-style="normal" officeooo:rsid="001e38b1" officeooo:paragraph-rsid="01d2e658" style:font-style-asian="normal" style:font-style-complex="normal"/>
    </style:style>
    <style:style style:name="P42" style:family="paragraph" style:parent-style-name="Standard">
      <style:text-properties fo:font-style="normal" officeooo:rsid="001e38b1" officeooo:paragraph-rsid="01d4942a" style:font-style-asian="normal" style:font-style-complex="normal"/>
    </style:style>
    <style:style style:name="P43" style:family="paragraph" style:parent-style-name="Standard">
      <style:text-properties fo:font-style="normal" officeooo:rsid="001e38b1" officeooo:paragraph-rsid="01d4e98a" style:font-style-asian="normal" style:font-style-complex="normal"/>
    </style:style>
    <style:style style:name="P44" style:family="paragraph" style:parent-style-name="Standard">
      <style:text-properties fo:font-style="normal" officeooo:rsid="001e38b1" officeooo:paragraph-rsid="01d633a4" style:font-style-asian="normal" style:font-style-complex="normal"/>
    </style:style>
    <style:style style:name="P45" style:family="paragraph" style:parent-style-name="Standard">
      <style:text-properties fo:font-style="normal" officeooo:rsid="001e38b1" officeooo:paragraph-rsid="01d7e6ae" style:font-style-asian="normal" style:font-style-complex="normal"/>
    </style:style>
    <style:style style:name="P46" style:family="paragraph" style:parent-style-name="Standard">
      <style:text-properties fo:font-style="normal" officeooo:rsid="001e38b1" officeooo:paragraph-rsid="01d7f58b" style:font-style-asian="normal" style:font-style-complex="normal"/>
    </style:style>
    <style:style style:name="P47" style:family="paragraph" style:parent-style-name="Standard" style:list-style-name="L34">
      <style:text-properties fo:font-style="normal" officeooo:rsid="002d7145" officeooo:paragraph-rsid="01d4942a" style:font-style-asian="normal" style:font-style-complex="normal"/>
    </style:style>
    <style:style style:name="P48" style:family="paragraph" style:parent-style-name="Standard">
      <style:text-properties fo:font-style="normal" officeooo:rsid="0025ba70" officeooo:paragraph-rsid="01d4942a" style:font-style-asian="normal" style:font-style-complex="normal"/>
    </style:style>
    <style:style style:name="P49" style:family="paragraph" style:parent-style-name="Standard">
      <style:text-properties fo:font-style="normal" officeooo:rsid="0025ba70" officeooo:paragraph-rsid="01d4e98a" style:font-style-asian="normal" style:font-style-complex="normal"/>
    </style:style>
    <style:style style:name="P50" style:family="paragraph" style:parent-style-name="Standard">
      <style:text-properties fo:font-style="normal" officeooo:rsid="0025ba70" officeooo:paragraph-rsid="01d633a4" style:font-style-asian="normal" style:font-style-complex="normal"/>
    </style:style>
    <style:style style:name="P51" style:family="paragraph" style:parent-style-name="Standard">
      <style:text-properties fo:font-style="normal" officeooo:rsid="0025ba70" officeooo:paragraph-rsid="01d7e6ae" style:font-style-asian="normal" style:font-style-complex="normal"/>
    </style:style>
    <style:style style:name="P52" style:family="paragraph" style:parent-style-name="Standard">
      <style:text-properties fo:font-style="normal" officeooo:rsid="0025ba70" officeooo:paragraph-rsid="01d7f58b" style:font-style-asian="normal" style:font-style-complex="normal"/>
    </style:style>
    <style:style style:name="P53" style:family="paragraph" style:parent-style-name="Standard">
      <style:text-properties fo:font-style="normal" officeooo:rsid="0025ba70" officeooo:paragraph-rsid="01dca83a" style:font-style-asian="normal" style:font-style-complex="normal"/>
    </style:style>
    <style:style style:name="P54" style:family="paragraph" style:parent-style-name="Standard">
      <style:text-properties fo:font-style="normal" officeooo:rsid="0025ba70" officeooo:paragraph-rsid="01ddd1a1" style:font-style-asian="normal" style:font-style-complex="normal"/>
    </style:style>
    <style:style style:name="P55" style:family="paragraph" style:parent-style-name="Standard">
      <style:text-properties fo:font-style="normal" officeooo:rsid="00269af4" officeooo:paragraph-rsid="01d4942a" style:font-style-asian="normal" style:font-style-complex="normal"/>
    </style:style>
    <style:style style:name="P56" style:family="paragraph" style:parent-style-name="Standard">
      <style:text-properties fo:font-style="normal" officeooo:rsid="00269af4" officeooo:paragraph-rsid="01d4e98a" style:font-style-asian="normal" style:font-style-complex="normal"/>
    </style:style>
    <style:style style:name="P57" style:family="paragraph" style:parent-style-name="Standard">
      <style:text-properties fo:font-style="normal" officeooo:rsid="00269af4" officeooo:paragraph-rsid="01d7f58b" style:font-style-asian="normal" style:font-style-complex="normal"/>
    </style:style>
    <style:style style:name="P58" style:family="paragraph" style:parent-style-name="Standard">
      <style:text-properties fo:font-style="normal" officeooo:rsid="00269af4" officeooo:paragraph-rsid="01dca83a" style:font-style-asian="normal" style:font-style-complex="normal"/>
    </style:style>
    <style:style style:name="P59" style:family="paragraph" style:parent-style-name="Standard">
      <style:text-properties fo:font-style="normal" officeooo:rsid="00269af4" officeooo:paragraph-rsid="01ddd1a1" style:font-style-asian="normal" style:font-style-complex="normal"/>
    </style:style>
    <style:style style:name="P60" style:family="paragraph" style:parent-style-name="Standard">
      <style:text-properties fo:font-style="normal" officeooo:rsid="002764cd" officeooo:paragraph-rsid="01d4942a" style:font-style-asian="normal" style:font-style-complex="normal"/>
    </style:style>
    <style:style style:name="P61" style:family="paragraph" style:parent-style-name="Standard">
      <style:text-properties fo:font-style="normal" officeooo:rsid="00282319" officeooo:paragraph-rsid="01d4e98a" style:font-style-asian="normal" style:font-style-complex="normal"/>
    </style:style>
    <style:style style:name="P62" style:family="paragraph" style:parent-style-name="Standard">
      <style:text-properties fo:font-style="normal" officeooo:rsid="0029f3cd" officeooo:paragraph-rsid="01d4e98a" style:font-style-asian="normal" style:font-style-complex="normal"/>
    </style:style>
    <style:style style:name="P63" style:family="paragraph" style:parent-style-name="Standard">
      <style:text-properties fo:font-style="normal" officeooo:rsid="0029f3cd" officeooo:paragraph-rsid="01d633a4" style:font-style-asian="normal" style:font-style-complex="normal"/>
    </style:style>
    <style:style style:name="P64" style:family="paragraph" style:parent-style-name="Standard">
      <style:text-properties fo:font-style="normal" officeooo:rsid="0029f3cd" officeooo:paragraph-rsid="01d7e6ae" style:font-style-asian="normal" style:font-style-complex="normal"/>
    </style:style>
    <style:style style:name="P65" style:family="paragraph" style:parent-style-name="Standard">
      <style:text-properties fo:font-style="normal" officeooo:rsid="0029f3cd" officeooo:paragraph-rsid="01d7f58b" style:font-style-asian="normal" style:font-style-complex="normal"/>
    </style:style>
    <style:style style:name="P66" style:family="paragraph" style:parent-style-name="Standard">
      <style:text-properties fo:font-style="normal" officeooo:rsid="0029f3cd" officeooo:paragraph-rsid="01dca83a" style:font-style-asian="normal" style:font-style-complex="normal"/>
    </style:style>
    <style:style style:name="P67" style:family="paragraph" style:parent-style-name="Standard">
      <style:text-properties fo:font-style="normal" officeooo:rsid="0029f3cd" officeooo:paragraph-rsid="01ddd1a1" style:font-style-asian="normal" style:font-style-complex="normal"/>
    </style:style>
    <style:style style:name="P68" style:family="paragraph" style:parent-style-name="Standard">
      <style:text-properties fo:font-style="normal" officeooo:rsid="00312e31" officeooo:paragraph-rsid="01d4e98a" style:font-style-asian="normal" style:font-style-complex="normal"/>
    </style:style>
    <style:style style:name="P69" style:family="paragraph" style:parent-style-name="Standard">
      <style:text-properties fo:font-style="normal" officeooo:rsid="002dffa4" officeooo:paragraph-rsid="01d633a4" style:font-style-asian="normal" style:font-style-complex="normal"/>
    </style:style>
    <style:style style:name="P70" style:family="paragraph" style:parent-style-name="Standard">
      <style:text-properties fo:font-style="normal" officeooo:rsid="002dffa4" officeooo:paragraph-rsid="01d7e6ae" style:font-style-asian="normal" style:font-style-complex="normal"/>
    </style:style>
    <style:style style:name="P71" style:family="paragraph" style:parent-style-name="Standard">
      <style:text-properties fo:font-style="normal" officeooo:rsid="002dffa4" officeooo:paragraph-rsid="01d7f58b" style:font-style-asian="normal" style:font-style-complex="normal"/>
    </style:style>
    <style:style style:name="P72" style:family="paragraph" style:parent-style-name="Standard">
      <style:text-properties fo:font-style="normal" officeooo:rsid="00300e98" officeooo:paragraph-rsid="01d633a4" style:font-style-asian="normal" style:font-style-complex="normal"/>
    </style:style>
    <style:style style:name="P73" style:family="paragraph" style:parent-style-name="Standard">
      <style:text-properties fo:font-style="normal" officeooo:rsid="00300e98" officeooo:paragraph-rsid="01dca83a" style:font-style-asian="normal" style:font-style-complex="normal"/>
    </style:style>
    <style:style style:name="P74" style:family="paragraph" style:parent-style-name="Standard">
      <style:text-properties fo:font-style="normal" officeooo:rsid="00300e98" officeooo:paragraph-rsid="01ddd1a1" style:font-style-asian="normal" style:font-style-complex="normal"/>
    </style:style>
    <style:style style:name="P75" style:family="paragraph" style:parent-style-name="Standard">
      <style:text-properties fo:font-style="normal" officeooo:rsid="0030ff5e" officeooo:paragraph-rsid="01d633a4" style:font-style-asian="normal" style:font-style-complex="normal"/>
    </style:style>
    <style:style style:name="P76" style:family="paragraph" style:parent-style-name="Standard">
      <style:text-properties fo:font-style="normal" officeooo:rsid="0037f1cb" officeooo:paragraph-rsid="01d633a4" style:font-style-asian="normal" style:font-style-complex="normal"/>
    </style:style>
    <style:style style:name="P77" style:family="paragraph" style:parent-style-name="Standard">
      <style:text-properties fo:font-style="normal" officeooo:rsid="002b63e3" officeooo:paragraph-rsid="01d7f58b" style:font-style-asian="normal" style:font-style-complex="normal"/>
    </style:style>
    <style:style style:name="P78" style:family="paragraph" style:parent-style-name="Standard">
      <style:text-properties fo:font-style="normal" officeooo:rsid="002b63e3" officeooo:paragraph-rsid="01dca83a" style:font-style-asian="normal" style:font-style-complex="normal"/>
    </style:style>
    <style:style style:name="P79" style:family="paragraph" style:parent-style-name="Standard">
      <style:text-properties fo:font-style="normal" officeooo:rsid="002b63e3" officeooo:paragraph-rsid="01ddd1a1" style:font-style-asian="normal" style:font-style-complex="normal"/>
    </style:style>
    <style:style style:name="P80" style:family="paragraph" style:parent-style-name="Standard" style:list-style-name="L36">
      <style:text-properties fo:font-style="normal" officeooo:rsid="00393a71" officeooo:paragraph-rsid="01d7e6ae" style:font-style-asian="normal" style:font-style-complex="normal"/>
    </style:style>
    <style:style style:name="P81" style:family="paragraph" style:parent-style-name="Standard" style:list-style-name="L40">
      <style:text-properties fo:font-style="normal" officeooo:rsid="00393a71" officeooo:paragraph-rsid="01d7e6ae" style:font-style-asian="normal" style:font-style-complex="normal"/>
    </style:style>
    <style:style style:name="P82" style:family="paragraph" style:parent-style-name="Standard">
      <style:text-properties fo:font-style="normal" officeooo:rsid="00393a71" officeooo:paragraph-rsid="01d7e6ae" style:font-style-asian="normal" style:font-style-complex="normal"/>
    </style:style>
    <style:style style:name="P83" style:family="paragraph" style:parent-style-name="Standard">
      <style:text-properties fo:font-style="normal" officeooo:rsid="00393a71" officeooo:paragraph-rsid="01d7f58b" style:font-style-asian="normal" style:font-style-complex="normal"/>
    </style:style>
    <style:style style:name="P84" style:family="paragraph" style:parent-style-name="Standard" style:list-style-name="L41">
      <style:text-properties fo:font-style="normal" officeooo:rsid="003c4bd4" officeooo:paragraph-rsid="01d7e6ae" style:font-style-asian="normal" style:font-style-complex="normal"/>
    </style:style>
    <style:style style:name="P85" style:family="paragraph" style:parent-style-name="Standard">
      <style:text-properties fo:font-style="normal" officeooo:rsid="003c4bd4" officeooo:paragraph-rsid="01d7e6ae" style:font-style-asian="normal" style:font-style-complex="normal"/>
    </style:style>
    <style:style style:name="P86" style:family="paragraph" style:parent-style-name="Standard" style:list-style-name="L41">
      <style:text-properties fo:font-style="normal" officeooo:rsid="003d3d45" officeooo:paragraph-rsid="01d7e6ae" style:font-style-asian="normal" style:font-style-complex="normal"/>
    </style:style>
    <style:style style:name="P87" style:family="paragraph" style:parent-style-name="Standard">
      <style:text-properties fo:font-style="normal" officeooo:rsid="003d3d45" officeooo:paragraph-rsid="01d7e6ae" style:font-style-asian="normal" style:font-style-complex="normal"/>
    </style:style>
    <style:style style:name="P88" style:family="paragraph" style:parent-style-name="Standard" style:list-style-name="L41">
      <style:text-properties fo:font-style="normal" officeooo:rsid="003d922f" officeooo:paragraph-rsid="01d7e6ae" style:font-style-asian="normal" style:font-style-complex="normal"/>
    </style:style>
    <style:style style:name="P89" style:family="paragraph" style:parent-style-name="Standard" style:list-style-name="L42">
      <style:text-properties fo:font-style="normal" officeooo:rsid="003d922f" officeooo:paragraph-rsid="01d7e6ae" style:font-style-asian="normal" style:font-style-complex="normal"/>
    </style:style>
    <style:style style:name="P90" style:family="paragraph" style:parent-style-name="Standard">
      <style:text-properties fo:font-style="normal" officeooo:rsid="00401bfe" officeooo:paragraph-rsid="01d7f58b" style:font-style-asian="normal" style:font-style-complex="normal"/>
    </style:style>
    <style:style style:name="P91" style:family="paragraph" style:parent-style-name="Standard" style:list-style-name="L43">
      <style:text-properties fo:font-style="normal" officeooo:rsid="0042d466" officeooo:paragraph-rsid="01d7f58b" style:font-style-asian="normal" style:font-style-complex="normal"/>
    </style:style>
    <style:style style:name="P92" style:family="paragraph" style:parent-style-name="Standard" style:list-style-name="L45">
      <style:text-properties fo:font-style="normal" officeooo:rsid="0042d466" officeooo:paragraph-rsid="01d7f58b" style:font-style-asian="normal" style:font-style-complex="normal"/>
    </style:style>
    <style:style style:name="P93" style:family="paragraph" style:parent-style-name="Standard">
      <style:text-properties fo:font-style="normal" officeooo:rsid="0042d466" officeooo:paragraph-rsid="01d7f58b" style:font-style-asian="normal" style:font-style-complex="normal"/>
    </style:style>
    <style:style style:name="P94" style:family="paragraph" style:parent-style-name="Standard" style:list-style-name="L49">
      <style:text-properties fo:font-style="normal" officeooo:rsid="0033b554" officeooo:paragraph-rsid="01dca83a" style:font-style-asian="normal" style:font-style-complex="normal"/>
    </style:style>
    <style:style style:name="P95" style:family="paragraph" style:parent-style-name="Standard">
      <style:text-properties fo:font-style="normal" officeooo:rsid="0033b554" officeooo:paragraph-rsid="01dca83a" style:font-style-asian="normal" style:font-style-complex="normal"/>
    </style:style>
    <style:style style:name="P96" style:family="paragraph" style:parent-style-name="Standard">
      <style:text-properties fo:font-style="normal" officeooo:rsid="0033b554" officeooo:paragraph-rsid="01ddd1a1" style:font-style-asian="normal" style:font-style-complex="normal"/>
    </style:style>
    <style:style style:name="P97" style:family="paragraph" style:parent-style-name="Standard">
      <style:text-properties fo:font-style="normal" officeooo:rsid="003dd9c5" officeooo:paragraph-rsid="01dca83a" style:font-style-asian="normal" style:font-style-complex="normal"/>
    </style:style>
    <style:style style:name="P98" style:family="paragraph" style:parent-style-name="Standard">
      <style:text-properties fo:font-style="normal" officeooo:rsid="003dd9c5" officeooo:paragraph-rsid="01ddd1a1" style:font-style-asian="normal" style:font-style-complex="normal"/>
    </style:style>
    <style:style style:name="P99" style:family="paragraph" style:parent-style-name="Standard">
      <style:text-properties fo:font-style="normal" officeooo:rsid="0036be97" officeooo:paragraph-rsid="01dca83a" style:font-style-asian="normal" style:font-style-complex="normal"/>
    </style:style>
    <style:style style:name="P100" style:family="paragraph" style:parent-style-name="Standard">
      <style:text-properties fo:font-style="normal" officeooo:rsid="00421b39" officeooo:paragraph-rsid="01dca83a" style:font-style-asian="normal" style:font-style-complex="normal"/>
    </style:style>
    <style:style style:name="P101" style:family="paragraph" style:parent-style-name="Standard">
      <style:text-properties fo:font-style="normal" officeooo:rsid="00421b39" officeooo:paragraph-rsid="01ddd1a1" style:font-style-asian="normal" style:font-style-complex="normal"/>
    </style:style>
    <style:style style:name="P102" style:family="paragraph" style:parent-style-name="Standard" style:list-style-name="L50">
      <style:text-properties fo:font-style="normal" officeooo:paragraph-rsid="01dca83a" style:font-style-asian="normal" style:font-style-complex="normal"/>
    </style:style>
    <style:style style:name="P103" style:family="paragraph" style:parent-style-name="Standard">
      <style:text-properties fo:font-style="normal" officeooo:paragraph-rsid="01dca83a" style:font-style-asian="normal" style:font-style-complex="normal"/>
    </style:style>
    <style:style style:name="P104" style:family="paragraph" style:parent-style-name="Standard">
      <style:text-properties fo:font-style="normal" officeooo:rsid="00448c33" officeooo:paragraph-rsid="01ddd1a1" style:font-style-asian="normal" style:font-style-complex="normal"/>
    </style:style>
    <style:style style:name="P105" style:family="paragraph" style:parent-style-name="Standard" style:list-style-name="L51">
      <style:text-properties fo:font-style="normal" officeooo:rsid="00486aa0" officeooo:paragraph-rsid="01ddd1a1" style:font-style-asian="normal" style:font-style-complex="normal"/>
    </style:style>
    <style:style style:name="P106" style:family="paragraph" style:parent-style-name="Standard">
      <style:text-properties fo:font-style="normal" officeooo:paragraph-rsid="01ddd1a1" style:font-style-asian="normal" style:font-style-complex="normal"/>
    </style:style>
    <style:style style:name="P107" style:family="paragraph" style:parent-style-name="Standard" style:list-style-name="L27">
      <style:text-properties fo:font-style="normal" style:text-underline-style="none" fo:font-weight="normal" officeooo:rsid="0006c4ee" officeooo:paragraph-rsid="01cb4f46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officeooo:rsid="0038f62d" officeooo:paragraph-rsid="01cb4f46"/>
    </style:style>
    <style:style style:name="P109" style:family="paragraph" style:parent-style-name="Standard">
      <style:text-properties officeooo:rsid="000a238f" officeooo:paragraph-rsid="01cb4f46"/>
    </style:style>
    <style:style style:name="P110" style:family="paragraph" style:parent-style-name="Standard" style:list-style-name="L25">
      <style:paragraph-properties fo:text-align="start" style:justify-single-word="false"/>
      <style:text-properties officeooo:rsid="0002c5b4" officeooo:paragraph-rsid="01cb4f46"/>
    </style:style>
    <style:style style:name="P111" style:family="paragraph" style:parent-style-name="Standard">
      <style:text-properties officeooo:rsid="0002c5b4" officeooo:paragraph-rsid="01cb4f46"/>
    </style:style>
    <style:style style:name="P112" style:family="paragraph" style:parent-style-name="Standard">
      <style:text-properties officeooo:rsid="0002c5b4" officeooo:paragraph-rsid="01cdb721"/>
    </style:style>
    <style:style style:name="P113" style:family="paragraph" style:parent-style-name="Standard" style:list-style-name="L25">
      <style:paragraph-properties fo:text-align="start" style:justify-single-word="false"/>
      <style:text-properties officeooo:rsid="00065bf9" officeooo:paragraph-rsid="01cb4f46"/>
    </style:style>
    <style:style style:name="P114" style:family="paragraph" style:parent-style-name="Standard">
      <style:text-properties officeooo:rsid="00065bf9" officeooo:paragraph-rsid="01cb4f46"/>
    </style:style>
    <style:style style:name="P115" style:family="paragraph" style:parent-style-name="Standard">
      <style:text-properties officeooo:rsid="0034aebe" officeooo:paragraph-rsid="01cb4f46"/>
    </style:style>
    <style:style style:name="P116" style:family="paragraph" style:parent-style-name="Standard">
      <style:text-properties fo:font-style="italic" fo:font-weight="bold" officeooo:rsid="000aa641" officeooo:paragraph-rsid="01cb4f46" style:font-style-asian="italic" style:font-weight-asian="bold" style:font-style-complex="italic" style:font-weight-complex="bold"/>
    </style:style>
    <style:style style:name="P117" style:family="paragraph" style:parent-style-name="Standard">
      <style:text-properties fo:font-style="italic" fo:font-weight="bold" officeooo:rsid="00448c33" officeooo:paragraph-rsid="01ddd1a1" style:font-style-asian="italic" style:font-weight-asian="bold" style:font-style-complex="italic" style:font-weight-complex="bold"/>
    </style:style>
    <style:style style:name="P118" style:family="paragraph" style:parent-style-name="Standard">
      <style:text-properties fo:font-style="italic" fo:font-weight="normal" officeooo:rsid="000aa641" officeooo:paragraph-rsid="01cb4f46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tyle="italic" officeooo:rsid="00253b29" officeooo:paragraph-rsid="01d4942a" style:font-style-asian="italic" style:font-style-complex="italic"/>
    </style:style>
    <style:style style:name="P120" style:family="paragraph" style:parent-style-name="Standard">
      <style:text-properties fo:font-style="italic" officeooo:rsid="002dffa4" officeooo:paragraph-rsid="01d633a4" style:font-style-asian="italic" style:font-style-complex="italic"/>
    </style:style>
    <style:style style:name="P121" style:family="paragraph" style:parent-style-name="Standard">
      <style:text-properties fo:font-style="italic" officeooo:rsid="002dffa4" officeooo:paragraph-rsid="01d7e6ae" style:font-style-asian="italic" style:font-style-complex="italic"/>
    </style:style>
    <style:style style:name="P122" style:family="paragraph" style:parent-style-name="Standard">
      <style:text-properties fo:font-style="italic" officeooo:rsid="002dffa4" officeooo:paragraph-rsid="01d7f58b" style:font-style-asian="italic" style:font-style-complex="italic"/>
    </style:style>
    <style:style style:name="P123" style:family="paragraph" style:parent-style-name="Standard">
      <style:text-properties fo:font-style="italic" officeooo:rsid="002dffa4" officeooo:paragraph-rsid="01dca83a" style:font-style-asian="italic" style:font-style-complex="italic"/>
    </style:style>
    <style:style style:name="P124" style:family="paragraph" style:parent-style-name="Standard">
      <style:text-properties fo:font-style="italic" officeooo:rsid="002dffa4" officeooo:paragraph-rsid="01ddd1a1" style:font-style-asian="italic" style:font-style-complex="italic"/>
    </style:style>
    <style:style style:name="P125" style:family="paragraph" style:parent-style-name="Standard" style:list-style-name="L46">
      <style:text-properties fo:font-style="italic" officeooo:rsid="003dd9c5" officeooo:paragraph-rsid="01dca83a" style:font-style-asian="italic" style:font-style-complex="italic"/>
    </style:style>
    <style:style style:name="P126" style:family="paragraph" style:parent-style-name="Standard" style:list-style-name="L50">
      <style:text-properties fo:font-style="italic" officeooo:rsid="003618be" officeooo:paragraph-rsid="01dca83a" style:font-style-asian="italic" style:font-style-complex="italic"/>
    </style:style>
    <style:style style:name="P127" style:family="paragraph" style:parent-style-name="Standard" style:list-style-name="L53">
      <style:text-properties fo:font-style="italic" officeooo:rsid="003618be" officeooo:paragraph-rsid="01ddd1a1" style:font-style-asian="italic" style:font-style-complex="italic"/>
    </style:style>
    <style:style style:name="P128" style:family="paragraph" style:parent-style-name="Standard">
      <style:text-properties fo:font-style="italic" officeooo:rsid="004954f3" officeooo:paragraph-rsid="01df30a6" style:font-style-asian="italic" style:font-style-complex="italic"/>
    </style:style>
    <style:style style:name="P129" style:family="paragraph" style:parent-style-name="Standard">
      <style:text-properties fo:font-style="italic" style:text-underline-style="solid" style:text-underline-width="auto" style:text-underline-color="font-color" fo:font-weight="normal" officeooo:rsid="0002c5b4" officeooo:paragraph-rsid="01cb4f46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style:font-name="Ubuntu" fo:font-size="11pt" officeooo:rsid="00065bf9" officeooo:paragraph-rsid="01cb4f46" style:font-size-asian="11pt"/>
    </style:style>
    <style:style style:name="P131" style:family="paragraph" style:parent-style-name="Standard">
      <style:text-properties style:font-name="Liberation Serif" fo:font-size="12pt" officeooo:rsid="004954f3" officeooo:paragraph-rsid="01df30a6" style:font-size-asian="12pt"/>
    </style:style>
    <style:style style:name="P132" style:family="paragraph" style:parent-style-name="Standard">
      <style:text-properties officeooo:rsid="0025d0ab" officeooo:paragraph-rsid="01cb4f46"/>
    </style:style>
    <style:style style:name="P133" style:family="paragraph" style:parent-style-name="Standard">
      <style:text-properties officeooo:rsid="000b160a" officeooo:paragraph-rsid="01cdb721"/>
    </style:style>
    <style:style style:name="P134" style:family="paragraph" style:parent-style-name="Standard">
      <style:text-properties officeooo:rsid="000cd0a5" officeooo:paragraph-rsid="01cdb721"/>
    </style:style>
    <style:style style:name="P135" style:family="paragraph" style:parent-style-name="Standard">
      <style:text-properties officeooo:rsid="000d815c" officeooo:paragraph-rsid="01cdb721"/>
    </style:style>
    <style:style style:name="P136" style:family="paragraph" style:parent-style-name="Standard">
      <style:text-properties officeooo:rsid="000f52ad" officeooo:paragraph-rsid="01cdb721"/>
    </style:style>
    <style:style style:name="P137" style:family="paragraph" style:parent-style-name="Standard">
      <style:text-properties officeooo:rsid="000f52ad" officeooo:paragraph-rsid="01d07f71"/>
    </style:style>
    <style:style style:name="P138" style:family="paragraph" style:parent-style-name="Standard">
      <style:text-properties officeooo:rsid="000f52ad" officeooo:paragraph-rsid="01d2e658"/>
    </style:style>
    <style:style style:name="P139" style:family="paragraph" style:parent-style-name="Standard">
      <style:text-properties officeooo:rsid="000f52ad" officeooo:paragraph-rsid="01d4942a"/>
    </style:style>
    <style:style style:name="P140" style:family="paragraph" style:parent-style-name="Standard">
      <style:text-properties officeooo:rsid="000f52ad" officeooo:paragraph-rsid="01d4e98a"/>
    </style:style>
    <style:style style:name="P141" style:family="paragraph" style:parent-style-name="Standard">
      <style:text-properties officeooo:rsid="000f52ad" officeooo:paragraph-rsid="01d7f58b"/>
    </style:style>
    <style:style style:name="P142" style:family="paragraph" style:parent-style-name="Standard">
      <style:text-properties officeooo:rsid="000f52ad" officeooo:paragraph-rsid="01dca83a"/>
    </style:style>
    <style:style style:name="P143" style:family="paragraph" style:parent-style-name="Standard">
      <style:text-properties officeooo:rsid="000f52ad" officeooo:paragraph-rsid="01ddd1a1"/>
    </style:style>
    <style:style style:name="P144" style:family="paragraph" style:parent-style-name="Standard">
      <style:text-properties officeooo:paragraph-rsid="01cdb721"/>
    </style:style>
    <style:style style:name="P145" style:family="paragraph" style:parent-style-name="Standard">
      <style:text-properties officeooo:rsid="01cedfa0" officeooo:paragraph-rsid="01cedfa0"/>
    </style:style>
    <style:style style:name="P146" style:family="paragraph" style:parent-style-name="Standard" style:list-style-name="L28">
      <style:paragraph-properties fo:text-align="start" style:justify-single-word="false"/>
      <style:text-properties officeooo:rsid="0017b12d" officeooo:paragraph-rsid="01d07f71"/>
    </style:style>
    <style:style style:name="P147" style:family="paragraph" style:parent-style-name="Standard">
      <style:text-properties officeooo:rsid="0017b12d" officeooo:paragraph-rsid="01d07f71"/>
    </style:style>
    <style:style style:name="P148" style:family="paragraph" style:parent-style-name="Standard" style:list-style-name="L28">
      <style:paragraph-properties fo:text-align="start" style:justify-single-word="false"/>
      <style:text-properties officeooo:rsid="00179ee5" officeooo:paragraph-rsid="01d07f71"/>
    </style:style>
    <style:style style:name="P149" style:family="paragraph" style:parent-style-name="Standard">
      <style:text-properties officeooo:rsid="00179ee5" officeooo:paragraph-rsid="01d07f71"/>
    </style:style>
    <style:style style:name="P150" style:family="paragraph" style:parent-style-name="Standard">
      <style:text-properties officeooo:rsid="00179ee5" officeooo:paragraph-rsid="01d2e658"/>
    </style:style>
    <style:style style:name="P151" style:family="paragraph" style:parent-style-name="Standard">
      <style:text-properties officeooo:rsid="00179ee5" officeooo:paragraph-rsid="01d4942a"/>
    </style:style>
    <style:style style:name="P152" style:family="paragraph" style:parent-style-name="Standard" style:list-style-name="L28">
      <style:paragraph-properties fo:text-align="start" style:justify-single-word="false"/>
      <style:text-properties officeooo:paragraph-rsid="01d07f71"/>
    </style:style>
    <style:style style:name="P153" style:family="paragraph" style:parent-style-name="Standard">
      <style:text-properties officeooo:rsid="001a53e8" officeooo:paragraph-rsid="01d07f71"/>
    </style:style>
    <style:style style:name="P154" style:family="paragraph" style:parent-style-name="Standard">
      <style:text-properties officeooo:paragraph-rsid="01d07f71"/>
    </style:style>
    <style:style style:name="P155" style:family="paragraph" style:parent-style-name="Standard" style:list-style-name="L29">
      <style:text-properties officeooo:rsid="001eeec8" officeooo:paragraph-rsid="01d2e658"/>
    </style:style>
    <style:style style:name="P156" style:family="paragraph" style:parent-style-name="Standard" style:list-style-name="L31">
      <style:text-properties officeooo:rsid="001eeec8" officeooo:paragraph-rsid="01d2e658"/>
    </style:style>
    <style:style style:name="P157" style:family="paragraph" style:parent-style-name="Standard">
      <style:text-properties officeooo:rsid="001eeec8" officeooo:paragraph-rsid="01d2e658"/>
    </style:style>
    <style:style style:name="P158" style:family="paragraph" style:parent-style-name="Standard">
      <style:text-properties officeooo:rsid="001eeec8" officeooo:paragraph-rsid="01d4942a"/>
    </style:style>
    <style:style style:name="P159" style:family="paragraph" style:parent-style-name="Standard">
      <style:text-properties officeooo:rsid="00268899" officeooo:paragraph-rsid="01d2e658"/>
    </style:style>
    <style:style style:name="P160" style:family="paragraph" style:parent-style-name="Standard">
      <style:text-properties officeooo:rsid="001f32a7" officeooo:paragraph-rsid="01d2e658"/>
    </style:style>
    <style:style style:name="P161" style:family="paragraph" style:parent-style-name="Standard">
      <style:text-properties officeooo:paragraph-rsid="01d2e658"/>
    </style:style>
    <style:style style:name="P162" style:family="paragraph" style:parent-style-name="Standard">
      <style:text-properties officeooo:rsid="0006c4ee" officeooo:paragraph-rsid="01cb4f46"/>
    </style:style>
    <style:style style:name="P163" style:family="paragraph" style:parent-style-name="Standard" style:list-style-name="L32">
      <style:text-properties officeooo:rsid="002108a4" officeooo:paragraph-rsid="01d4942a"/>
    </style:style>
    <style:style style:name="P164" style:family="paragraph" style:parent-style-name="Standard">
      <style:text-properties officeooo:rsid="002108a4" officeooo:paragraph-rsid="01d4942a"/>
    </style:style>
    <style:style style:name="P165" style:family="paragraph" style:parent-style-name="Standard">
      <style:text-properties officeooo:rsid="0023bff0" officeooo:paragraph-rsid="01d4942a"/>
    </style:style>
    <style:style style:name="P166" style:family="paragraph" style:parent-style-name="Standard">
      <style:text-properties style:font-name="Liberation Sans2" fo:font-size="14pt" fo:font-style="italic" fo:font-weight="bold" officeooo:rsid="0023bff0" officeooo:paragraph-rsid="01d4942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67" style:family="paragraph" style:parent-style-name="Standard">
      <style:text-properties style:font-name="Liberation Sans2" fo:font-size="14pt" fo:font-style="italic" fo:font-weight="bold" officeooo:rsid="0029f3cd" officeooo:paragraph-rsid="01d4e98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68" style:family="paragraph" style:parent-style-name="Standard">
      <style:text-properties style:font-name="Liberation Sans2" fo:font-size="14pt" fo:font-style="italic" fo:font-weight="bold" officeooo:rsid="002dffa4" officeooo:paragraph-rsid="01d633a4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69" style:family="paragraph" style:parent-style-name="Standard">
      <style:text-properties style:font-name="Liberation Sans2" fo:font-size="14pt" fo:font-style="italic" fo:font-weight="bold" officeooo:rsid="002dffa4" officeooo:paragraph-rsid="01d7e6ae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70" style:family="paragraph" style:parent-style-name="Standard">
      <style:text-properties style:font-name="Liberation Sans2" fo:font-size="14pt" fo:font-style="italic" fo:font-weight="bold" officeooo:rsid="002dffa4" officeooo:paragraph-rsid="01dca83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71" style:family="paragraph" style:parent-style-name="Standard">
      <style:text-properties style:font-name="Liberation Sans2" fo:font-size="14pt" fo:font-style="italic" fo:font-weight="bold" officeooo:rsid="002dffa4" officeooo:paragraph-rsid="01ddd1a1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72" style:family="paragraph" style:parent-style-name="Standard">
      <style:text-properties style:font-name="Liberation Sans2" fo:font-size="14pt" fo:font-style="italic" fo:font-weight="bold" officeooo:rsid="0039e34e" officeooo:paragraph-rsid="01d7f58b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73" style:family="paragraph" style:parent-style-name="Standard">
      <style:text-properties style:font-name="Liberation Sans2" fo:font-size="14pt" fo:font-style="italic" fo:font-weight="bold" officeooo:rsid="003a9624" officeooo:paragraph-rsid="01dca83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74" style:family="paragraph" style:parent-style-name="Standard">
      <style:text-properties style:font-name="Liberation Sans2" fo:font-size="14pt" fo:font-style="italic" fo:font-weight="bold" officeooo:rsid="003a9624" officeooo:paragraph-rsid="01ddd1a1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75" style:family="paragraph" style:parent-style-name="Standard">
      <style:text-properties style:font-name="Liberation Sans2" fo:font-size="14pt" fo:font-style="italic" fo:font-weight="bold" officeooo:rsid="00367554" officeooo:paragraph-rsid="01dca83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76" style:family="paragraph" style:parent-style-name="Standard">
      <style:text-properties style:font-name="Liberation Sans2" fo:font-size="14pt" fo:font-style="italic" fo:font-weight="bold" officeooo:rsid="00367554" officeooo:paragraph-rsid="01ddd1a1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77" style:family="paragraph" style:parent-style-name="Standard" style:list-style-name="L34">
      <style:text-properties officeooo:rsid="00253b29" officeooo:paragraph-rsid="01d4942a"/>
    </style:style>
    <style:style style:name="P178" style:family="paragraph" style:parent-style-name="Standard">
      <style:text-properties officeooo:rsid="00253b29" officeooo:paragraph-rsid="01d4e98a"/>
    </style:style>
    <style:style style:name="P179" style:family="paragraph" style:parent-style-name="Standard">
      <style:text-properties officeooo:paragraph-rsid="01d4942a"/>
    </style:style>
    <style:style style:name="P180" style:family="paragraph" style:parent-style-name="Standard">
      <style:text-properties officeooo:rsid="00282319" officeooo:paragraph-rsid="01d4e98a"/>
    </style:style>
    <style:style style:name="P181" style:family="paragraph" style:parent-style-name="Standard">
      <style:text-properties officeooo:rsid="0029a9f1" officeooo:paragraph-rsid="01d4e98a"/>
    </style:style>
    <style:style style:name="P182" style:family="paragraph" style:parent-style-name="Standard" style:list-style-name="L35">
      <style:text-properties officeooo:paragraph-rsid="01d4e98a"/>
    </style:style>
    <style:style style:name="P183" style:family="paragraph" style:parent-style-name="Standard">
      <style:text-properties officeooo:paragraph-rsid="01d4e98a"/>
    </style:style>
    <style:style style:name="P184" style:family="paragraph" style:parent-style-name="Standard">
      <style:text-properties officeooo:paragraph-rsid="01d633a4"/>
    </style:style>
    <style:style style:name="P185" style:family="paragraph" style:parent-style-name="Standard" style:list-style-name="L41">
      <style:text-properties officeooo:paragraph-rsid="01d7e6ae" fo:background-color="transparent"/>
    </style:style>
    <style:style style:name="P186" style:family="paragraph" style:parent-style-name="Standard">
      <style:text-properties officeooo:paragraph-rsid="01d7e6ae"/>
    </style:style>
    <style:style style:name="P187" style:family="paragraph" style:parent-style-name="Standard">
      <style:text-properties officeooo:paragraph-rsid="01d7f58b"/>
    </style:style>
    <style:style style:name="P188" style:family="paragraph" style:parent-style-name="Standard">
      <style:text-properties officeooo:rsid="00349bfd" officeooo:paragraph-rsid="01dca83a"/>
    </style:style>
    <style:style style:name="P189" style:family="paragraph" style:parent-style-name="Standard">
      <style:text-properties officeooo:rsid="00349bfd" officeooo:paragraph-rsid="01ddd1a1"/>
    </style:style>
    <style:style style:name="P190" style:family="paragraph" style:parent-style-name="Standard">
      <style:text-properties officeooo:rsid="003dd9c5" officeooo:paragraph-rsid="01dca83a"/>
    </style:style>
    <style:style style:name="P191" style:family="paragraph" style:parent-style-name="Standard">
      <style:text-properties officeooo:paragraph-rsid="01dca83a"/>
    </style:style>
    <style:style style:name="P192" style:family="paragraph" style:parent-style-name="Standard">
      <style:text-properties officeooo:paragraph-rsid="01ddd1a1"/>
    </style:style>
    <style:style style:name="P193" style:family="paragraph" style:parent-style-name="Standard">
      <style:text-properties officeooo:rsid="004954f3" officeooo:paragraph-rsid="01df30a6"/>
    </style:style>
    <style:style style:name="P194" style:family="paragraph" style:parent-style-name="Standard">
      <style:text-properties style:font-name="Monospace" fo:font-size="12pt" officeooo:rsid="004954f3" officeooo:paragraph-rsid="01df30a6" style:font-size-asian="12pt"/>
    </style:style>
    <style:style style:name="P195" style:family="paragraph" style:parent-style-name="Standard">
      <style:text-properties officeooo:paragraph-rsid="01df30a6"/>
    </style:style>
    <style:style style:name="P196" style:family="paragraph" style:parent-style-name="Standard" style:list-style-name="L28" style:master-page-name="">
      <loext:graphic-properties draw:fill="none"/>
      <style:paragraph-properties fo:margin-left="1.401cm" fo:margin-right="0cm" fo:text-align="start" style:justify-single-word="false" fo:text-indent="-0.64cm" style:auto-text-indent="false" style:page-number="auto" fo:background-color="transparent"/>
      <style:text-properties officeooo:rsid="0017b12d" officeooo:paragraph-rsid="01d07f71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07f71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4e98a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officeooo:paragraph-rsid="01df30a6" style:font-size-asian="12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officeooo:paragraph-rsid="01df30a6" style:font-size-asian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01f1" style:font-style-asian="italic" style:font-style-complex="italic"/>
    </style:style>
    <style:style style:name="T3" style:family="text">
      <style:text-properties fo:font-style="italic" officeooo:rsid="00215db9" style:font-style-asian="italic" style:font-style-complex="italic"/>
    </style:style>
    <style:style style:name="T4" style:family="text">
      <style:text-properties fo:font-style="italic" officeooo:rsid="00203ff1" style:font-style-asian="italic" style:font-style-complex="italic"/>
    </style:style>
    <style:style style:name="T5" style:family="text">
      <style:text-properties fo:font-style="italic" officeooo:rsid="001eeec8" style:font-style-asian="italic" style:font-style-complex="italic"/>
    </style:style>
    <style:style style:name="T6" style:family="text">
      <style:text-properties fo:font-style="italic" officeooo:rsid="00214ac1" style:font-style-asian="italic" style:font-style-complex="italic"/>
    </style:style>
    <style:style style:name="T7" style:family="text">
      <style:text-properties fo:font-style="italic" officeooo:rsid="002108a4" style:font-style-asian="italic" style:font-style-complex="italic"/>
    </style:style>
    <style:style style:name="T8" style:family="text">
      <style:text-properties fo:font-style="italic" officeooo:rsid="0032e747" style:font-style-asian="italic" style:font-style-complex="italic"/>
    </style:style>
    <style:style style:name="T9" style:family="text">
      <style:text-properties fo:font-style="italic" officeooo:rsid="0029a9f1" style:font-style-asian="italic" style:font-style-complex="italic"/>
    </style:style>
    <style:style style:name="T10" style:family="text">
      <style:text-properties fo:font-style="italic" officeooo:rsid="0029f3cd" style:font-style-asian="italic" style:font-style-complex="italic"/>
    </style:style>
    <style:style style:name="T11" style:family="text">
      <style:text-properties fo:font-style="italic" officeooo:rsid="003dd9c5" style:font-style-asian="italic" style:font-style-complex="italic"/>
    </style:style>
    <style:style style:name="T12" style:family="text">
      <style:text-properties fo:font-style="italic" officeooo:rsid="003f261a" style:font-style-asian="italic" style:font-style-complex="italic"/>
    </style:style>
    <style:style style:name="T13" style:family="text">
      <style:text-properties fo:font-style="italic" officeooo:rsid="00421b39" style:font-style-asian="italic" style:font-style-complex="italic"/>
    </style:style>
    <style:style style:name="T14" style:family="text">
      <style:text-properties fo:font-style="italic" officeooo:rsid="0038b4ac" style:font-style-asian="italic" style:font-style-complex="italic"/>
    </style:style>
    <style:style style:name="T15" style:family="text">
      <style:text-properties fo:font-style="italic" officeooo:rsid="00448c33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aa641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7b12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06131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421b3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8b4ac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color="#000000" style:font-name="Monospace" fo:font-size="10pt" style:font-size-asian="10pt"/>
    </style:style>
    <style:style style:name="T24" style:family="text">
      <style:text-properties fo:color="#000000" style:font-name="Monospace" fo:font-size="10pt" fo:font-style="normal" officeooo:rsid="003c4bd4" style:font-size-asian="10pt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name="Arial1" fo:font-size="14pt" fo:font-style="italic" fo:font-weight="bold" officeooo:rsid="01db3e54" style:font-name-asian="WenQuanYi Micro Hei" style:font-size-asian="14pt" style:font-style-asian="italic" style:font-weight-asian="bold" style:font-name-complex="Lohit Hindi1" style:font-size-complex="14pt" style:font-style-complex="italic" style:font-weight-complex="bold"/>
    </style:style>
    <style:style style:name="T27" style:family="text">
      <style:text-properties style:font-name="Arial1" fo:font-size="18pt" fo:font-weight="bold" officeooo:rsid="0158cc59" style:font-name-asian="WenQuanYi Micro Hei" style:font-size-asian="18pt" style:font-weight-asian="bold" style:font-name-complex="Lohit Hindi1" style:font-size-complex="18pt" style:font-weight-complex="bold"/>
    </style:style>
    <style:style style:name="T28" style:family="text">
      <style:text-properties style:font-name="Arial1" fo:font-size="18pt" fo:font-weight="bold" officeooo:rsid="01ca0372" style:font-name-asian="WenQuanYi Micro Hei" style:font-size-asian="18pt" style:font-weight-asian="bold" style:font-name-complex="Lohit Hindi1" style:font-size-complex="18pt" style:font-weight-complex="bold"/>
    </style:style>
    <style:style style:name="T29" style:family="text">
      <style:text-properties style:font-name="Arial1" fo:font-size="16.1000003814697pt" fo:font-weight="bold" officeooo:rsid="01cb762a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0" style:family="text">
      <style:text-properties style:font-name="Arial1" fo:font-size="16.1000003814697pt" fo:font-weight="bold" officeooo:rsid="01cdb721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1" style:family="text">
      <style:text-properties style:font-name="Arial1" fo:font-size="16.1000003814697pt" fo:font-weight="bold" officeooo:rsid="01d07f71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2" style:family="text">
      <style:text-properties style:font-name="Arial1" fo:font-size="16.1000003814697pt" fo:font-weight="bold" officeooo:rsid="01d2e658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3" style:family="text">
      <style:text-properties style:font-name="Arial1" fo:font-size="16.1000003814697pt" fo:font-weight="bold" officeooo:rsid="01d4942a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4" style:family="text">
      <style:text-properties style:font-name="Arial1" fo:font-size="16.1000003814697pt" fo:font-weight="bold" officeooo:rsid="01d4e98a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5" style:family="text">
      <style:text-properties style:font-name="Arial1" fo:font-size="16.1000003814697pt" fo:font-weight="bold" officeooo:rsid="01d633a4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6" style:family="text">
      <style:text-properties style:font-name="Arial1" fo:font-size="16.1000003814697pt" fo:font-weight="bold" officeooo:rsid="01d7e6ae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7" style:family="text">
      <style:text-properties style:font-name="Arial1" fo:font-size="16.1000003814697pt" fo:font-weight="bold" officeooo:rsid="01d7f58b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8" style:family="text">
      <style:text-properties style:font-name="Arial1" fo:font-size="16.1000003814697pt" fo:font-weight="bold" officeooo:rsid="01dca83a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9" style:family="text">
      <style:text-properties style:font-name="Arial1" fo:font-size="16.1000003814697pt" fo:font-weight="bold" officeooo:rsid="01ddd1a1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0" style:family="text">
      <style:text-properties style:font-name="Arial1" fo:font-size="16.1000003814697pt" fo:font-weight="bold" officeooo:rsid="01df30a6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officeooo:rsid="01ca0372"/>
    </style:style>
    <style:style style:name="T43" style:family="text">
      <style:text-properties officeooo:rsid="01bcdfa1"/>
    </style:style>
    <style:style style:name="T44" style:family="text">
      <style:text-properties officeooo:rsid="0004673f"/>
    </style:style>
    <style:style style:name="T45" style:family="text">
      <style:text-properties officeooo:rsid="0002c5b4"/>
    </style:style>
    <style:style style:name="T46" style:family="text">
      <style:text-properties officeooo:rsid="00127599"/>
    </style:style>
    <style:style style:name="T47" style:family="text">
      <style:text-properties officeooo:rsid="00112f60"/>
    </style:style>
    <style:style style:name="T48" style:family="text">
      <style:text-properties officeooo:rsid="0008e54f"/>
    </style:style>
    <style:style style:name="T49" style:family="text">
      <style:text-properties officeooo:rsid="00140181"/>
    </style:style>
    <style:style style:name="T50" style:family="text">
      <style:text-properties officeooo:rsid="0029264b"/>
    </style:style>
    <style:style style:name="T51" style:family="text">
      <style:text-properties officeooo:rsid="000b160a"/>
    </style:style>
    <style:style style:name="T52" style:family="text">
      <style:text-properties officeooo:rsid="001205f7"/>
    </style:style>
    <style:style style:name="T53" style:family="text">
      <style:text-properties officeooo:rsid="000cfda1"/>
    </style:style>
    <style:style style:name="T54" style:family="text">
      <style:text-properties officeooo:rsid="00112756"/>
    </style:style>
    <style:style style:name="T55" style:family="text">
      <style:text-properties officeooo:rsid="0014c685"/>
    </style:style>
    <style:style style:name="T56" style:family="text">
      <style:text-properties style:font-name="Liberation Sans2" fo:font-size="14pt" fo:font-style="italic" fo:font-weight="bold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57" style:family="text">
      <style:text-properties style:font-name="Liberation Sans2" fo:font-size="14pt" fo:font-style="italic" fo:font-weight="bold" officeooo:rsid="00211bcc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58" style:family="text">
      <style:text-properties style:font-name="Liberation Sans2" fo:font-size="14pt" fo:font-style="italic" fo:font-weight="bold" officeooo:rsid="000b160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59" style:family="text">
      <style:text-properties style:font-name="Liberation Sans2" fo:font-size="14pt" fo:font-style="italic" fo:font-weight="bold" officeooo:rsid="0024616b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0" style:family="text">
      <style:text-properties style:font-name="Liberation Sans2" fo:font-size="14pt" fo:font-style="italic" fo:font-weight="bold" officeooo:rsid="002b0422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1" style:family="text">
      <style:text-properties style:font-name="Liberation Sans2" fo:font-size="14pt" fo:font-style="italic" fo:font-weight="bold" officeooo:rsid="002108a4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2" style:family="text">
      <style:text-properties style:font-name="Liberation Sans2" fo:font-size="14pt" fo:font-style="italic" fo:font-weight="bold" officeooo:rsid="0023bff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3" style:family="text">
      <style:text-properties style:font-name="Liberation Sans2" fo:font-size="14pt" fo:font-style="italic" fo:font-weight="bold" officeooo:rsid="002ce615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4" style:family="text">
      <style:text-properties style:font-name="Liberation Sans2" fo:font-size="14pt" fo:font-style="italic" fo:font-weight="bold" officeooo:rsid="0037f1cb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5" style:family="text">
      <style:text-properties style:font-name="Liberation Sans2" fo:font-size="14pt" fo:font-style="italic" fo:font-weight="bold" officeooo:rsid="00399208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6" style:family="text">
      <style:text-properties officeooo:rsid="00199ce7"/>
    </style:style>
    <style:style style:name="T67" style:family="text">
      <style:text-properties officeooo:rsid="002101f8"/>
    </style:style>
    <style:style style:name="T68" style:family="text">
      <style:text-properties officeooo:rsid="0017b12d"/>
    </style:style>
    <style:style style:name="T69" style:family="text">
      <style:text-properties officeooo:rsid="00211bcc"/>
    </style:style>
    <style:style style:name="T70" style:family="text">
      <style:text-properties officeooo:rsid="002040a5"/>
    </style:style>
    <style:style style:name="T71" style:family="text">
      <style:text-properties fo:color="#3c3c3c" style:font-name="Monospace" fo:font-size="10pt" style:font-size-asian="10pt"/>
    </style:style>
    <style:style style:name="T72" style:family="text">
      <style:text-properties fo:color="#3c3c3c" style:font-name="Monospace" fo:font-size="12pt" style:text-underline-style="solid" style:text-underline-width="auto" style:text-underline-color="font-color" style:font-size-asian="12pt"/>
    </style:style>
    <style:style style:name="T73" style:family="text">
      <style:text-properties fo:color="#7f0055" style:font-name="Monospace" fo:font-size="10pt" fo:font-weight="bold" style:font-size-asian="10pt" style:font-weight-asian="bold"/>
    </style:style>
    <style:style style:name="T74" style:family="text">
      <style:text-properties fo:color="#ff00cc" style:font-name="Monospace" fo:font-size="10pt" style:font-size-asian="10pt"/>
    </style:style>
    <style:style style:name="T75" style:family="text">
      <style:text-properties fo:color="#2a00ff" style:font-name="Monospace" fo:font-size="10pt" style:font-size-asian="10pt"/>
    </style:style>
    <style:style style:name="T76" style:family="text">
      <style:text-properties officeooo:rsid="001f06a9"/>
    </style:style>
    <style:style style:name="T77" style:family="text">
      <style:text-properties officeooo:rsid="01d07f71"/>
    </style:style>
    <style:style style:name="T78" style:family="text">
      <style:text-properties officeooo:rsid="01d13476"/>
    </style:style>
    <style:style style:name="T79" style:family="text">
      <style:text-properties officeooo:rsid="001d09c0"/>
    </style:style>
    <style:style style:name="T80" style:family="text">
      <style:text-properties officeooo:rsid="001eeec8"/>
    </style:style>
    <style:style style:name="T81" style:family="text">
      <style:text-properties officeooo:rsid="0022d9d4"/>
    </style:style>
    <style:style style:name="T82" style:family="text">
      <style:text-properties officeooo:rsid="00214ac1"/>
    </style:style>
    <style:style style:name="T83" style:family="text">
      <style:text-properties officeooo:rsid="0024616b"/>
    </style:style>
    <style:style style:name="T84" style:family="text">
      <style:text-properties officeooo:rsid="001f32a7"/>
    </style:style>
    <style:style style:name="T85" style:family="text">
      <style:text-properties officeooo:rsid="0026d218"/>
    </style:style>
    <style:style style:name="T86" style:family="text">
      <style:text-properties officeooo:rsid="01d2e658"/>
    </style:style>
    <style:style style:name="T87" style:family="text">
      <style:text-properties officeooo:rsid="01d4942a"/>
    </style:style>
    <style:style style:name="T88" style:family="text">
      <style:text-properties officeooo:rsid="002108a4"/>
    </style:style>
    <style:style style:name="T89" style:family="text">
      <style:text-properties officeooo:rsid="002b0422"/>
    </style:style>
    <style:style style:name="T90" style:family="text">
      <style:text-properties officeooo:rsid="002e3c20"/>
    </style:style>
    <style:style style:name="T91" style:family="text">
      <style:text-properties officeooo:rsid="00343216"/>
    </style:style>
    <style:style style:name="T92" style:family="text">
      <style:text-properties officeooo:rsid="0030cd79"/>
    </style:style>
    <style:style style:name="T93" style:family="text">
      <style:text-properties officeooo:rsid="002f037a"/>
    </style:style>
    <style:style style:name="T94" style:family="text">
      <style:text-properties officeooo:rsid="002764cd"/>
    </style:style>
    <style:style style:name="T95" style:family="text">
      <style:text-properties officeooo:rsid="002ce615"/>
    </style:style>
    <style:style style:name="T96" style:family="text">
      <style:text-properties officeooo:rsid="00282319"/>
    </style:style>
    <style:style style:name="T97" style:family="text">
      <style:text-properties officeooo:rsid="00312e31"/>
    </style:style>
    <style:style style:name="T98" style:family="text">
      <style:text-properties officeooo:rsid="00306131"/>
    </style:style>
    <style:style style:name="T99" style:family="text">
      <style:text-properties officeooo:rsid="0029a9f1"/>
    </style:style>
    <style:style style:name="T100" style:family="text">
      <style:text-properties officeooo:rsid="0029f3cd"/>
    </style:style>
    <style:style style:name="T101" style:family="text">
      <style:text-properties officeooo:rsid="01d4e98a"/>
    </style:style>
    <style:style style:name="T102" style:family="text">
      <style:text-properties officeooo:rsid="00348112"/>
    </style:style>
    <style:style style:name="T103" style:family="text">
      <style:text-properties officeooo:rsid="002c676e"/>
    </style:style>
    <style:style style:name="T104" style:family="text">
      <style:text-properties officeooo:rsid="00367e72"/>
    </style:style>
    <style:style style:name="T105" style:family="text">
      <style:text-properties officeooo:rsid="00354de1"/>
    </style:style>
    <style:style style:name="T106" style:family="text">
      <style:text-properties officeooo:rsid="00300e98"/>
    </style:style>
    <style:style style:name="T107" style:family="text">
      <style:text-properties officeooo:rsid="01d633a4"/>
    </style:style>
    <style:style style:name="T108" style:family="text">
      <style:text-properties officeooo:rsid="00393a71"/>
    </style:style>
    <style:style style:name="T109" style:family="text">
      <style:text-properties officeooo:rsid="0039e34e"/>
    </style:style>
    <style:style style:name="T110" style:family="text">
      <style:text-properties officeooo:rsid="003e799b"/>
    </style:style>
    <style:style style:name="T111" style:family="text">
      <style:text-properties officeooo:rsid="01d7e6ae"/>
    </style:style>
    <style:style style:name="T112" style:family="text">
      <style:text-properties officeooo:rsid="00401bfe"/>
    </style:style>
    <style:style style:name="T113" style:family="text">
      <style:text-properties officeooo:rsid="0042d466"/>
    </style:style>
    <style:style style:name="T114" style:family="text">
      <style:text-properties officeooo:rsid="004108ff"/>
    </style:style>
    <style:style style:name="T115" style:family="text">
      <style:text-properties officeooo:rsid="01d7f58b"/>
    </style:style>
    <style:style style:name="T116" style:family="text">
      <style:text-properties officeooo:rsid="01db3e54"/>
    </style:style>
    <style:style style:name="T117" style:family="text">
      <style:text-properties officeooo:rsid="003a9624"/>
    </style:style>
    <style:style style:name="T118" style:family="text">
      <style:text-properties officeooo:rsid="0033862c"/>
    </style:style>
    <style:style style:name="T119" style:family="text">
      <style:text-properties officeooo:rsid="0038b4ac"/>
    </style:style>
    <style:style style:name="T120" style:family="text">
      <style:text-properties officeooo:rsid="003dd9c5"/>
    </style:style>
    <style:style style:name="T121" style:family="text">
      <style:text-properties officeooo:rsid="00421b39"/>
    </style:style>
    <style:style style:name="T122" style:family="text">
      <style:text-properties officeooo:rsid="00426035"/>
    </style:style>
    <style:style style:name="T123" style:family="text">
      <style:text-properties officeooo:rsid="01dca83a"/>
    </style:style>
    <style:style style:name="T124" style:family="text">
      <style:text-properties officeooo:rsid="00448c33"/>
    </style:style>
    <style:style style:name="T125" style:family="text">
      <style:text-properties officeooo:rsid="01ddd1a1"/>
    </style:style>
    <style:style style:name="T126" style:family="text">
      <style:text-properties officeooo:rsid="004954f3"/>
    </style:style>
    <style:style style:name="T127" style:family="text">
      <style:text-properties style:font-name="Monospace" fo:font-size="12pt" style:font-size-asian="12pt"/>
    </style:style>
    <style:style style:name="T128" style:family="text">
      <style:text-properties officeooo:rsid="01df30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1">Cahier de TP <text:line-break/>« </text:span><text:span text:style-name="T27">G</text:span><text:span text:style-name="T28">roovy</text:span><text:span text:style-name="T41">»</text:span></text:p>
      <text:p text:style-name="P1"/>
      <text:p text:style-name="P2">Pré-requis : </text:p>
      <text:list xml:id="list3863134995" text:style-name="L1">
        <text:list-item>
          <text:p text:style-name="P27">Bonne connexion Internet </text:p>
        </text:list-item>
        <text:list-item>
          <text:p text:style-name="P29">JDK11+</text:p>
        </text:list-item>
        <text:list-item>
          <text:p text:style-name="P26"><text:span text:style-name="T43">IDE </text:span><text:span text:style-name="T42">(Eclipse de préférence)</text:span></text:p>
        </text:list-item>
        <text:list-item>
          <text:p text:style-name="P26"/>
        </text:list-item>
      </text:list>
      <text:p text:style-name="P31"><text:span text:style-name="T42">Outils recommandés :</text:span></text:p>
      <text:list xml:id="list1993787575" text:style-name="L24">
        <text:list-item>
          <text:p text:style-name="P30"><text:span text:style-name="T42">Docker</text:span></text:p>
        </text:list-item>
        <text:list-item>
          <text:p text:style-name="P30"><text:span text:style-name="T42">Git</text:span></text:p>
        </text:list-item>
      </text:list>
      <text:list xml:id="list165655902326570" text:continue-list="list3863134995" text:style-name="L1">
        <text:list-header>
          <text:p text:style-name="P25"/>
        </text:list-header>
      </text:list>
      <text:h text:style-name="P4" text:outline-level="1"><text:span text:style-name="T29">Atelier </text:span><text:span text:style-name="T44">1</text:span> : <text:span text:style-name="T45">Mise en place</text:span> </text:h>
      <text:p text:style-name="P108"/>
      <text:h text:style-name="P16" text:outline-level="2">Installation Groovy</text:h>
      <text:p text:style-name="P109">Choisir une installation en fonction de votre OS. <text:span text:style-name="T46">(recommandé SDK)</text:span></text:p>
      <text:p text:style-name="P109"/>
      <text:p text:style-name="P111">Tester l’installation en testant les différents outils </text:p>
      <text:list xml:id="list1107315397" text:style-name="L25">
        <text:list-item>
          <text:p text:style-name="P110">Exécuteur de script</text:p>
        </text:list-item>
        <text:list-item>
          <text:p text:style-name="P110">CLI interactif</text:p>
        </text:list-item>
        <text:list-item>
          <text:p text:style-name="P110">Console </text:p>
        </text:list-item>
        <text:list-item>
          <text:p text:style-name="P113">Compilateur</text:p>
        </text:list-item>
      </text:list>
      <text:p text:style-name="P115"/>
      <text:p text:style-name="P109">Visualiser les différences entre une compilation <text:span text:style-name="T16">javac</text:span> et <text:span text:style-name="T16">groovyc</text:span> avec le <text:span text:style-name="T47">dés-assembleur</text:span> <text:span text:style-name="T16">java</text:span><text:span text:style-name="T17">p</text:span></text:p>
      <text:p text:style-name="P116"/>
      <text:p text:style-name="P118">groovyc HelloWorld.groovy</text:p>
      <text:p text:style-name="P118">javap HelloWorld.class</text:p>
      <text:h text:style-name="P16" text:outline-level="2"/>
      <text:h text:style-name="P16" text:outline-level="2">Mise en place IDE</text:h>
      <text:p text:style-name="P114">Installer le plugins Groovy pour <text:span text:style-name="T48">l’IDE de votre choix </text:span></text:p>
      <text:p text:style-name="P114"/>
      <text:p text:style-name="P114"><text:span text:style-name="T48">Par exemple, pour </text:span>Eclipse <text:span text:style-name="T49">et Java </text:span><text:span text:style-name="T87">11</text:span><text:span text:style-name="T49"> voir :</text:span></text:p>
      <text:p text:style-name="P130"/>
      <text:p text:style-name="P162"><text:span text:style-name="T1">https://github.com/groovy/groovy-eclipse/wiki</text:span></text:p>
      <text:p text:style-name="P132"/>
      <text:p text:style-name="P129"><text:span text:style-name="T50">T</text:span>est de l’IDE</text:p>
      <text:list xml:id="list4183907542" text:style-name="L27">
        <text:list-item>
          <text:p text:style-name="P107">Création de projet <text:span text:style-name="T1">Groovy</text:span></text:p>
        </text:list-item>
        <text:list-item>
          <text:p text:style-name="P107">Editeur et complétion</text:p>
        </text:list-item>
        <text:list-item>
          <text:p text:style-name="P107">Exécution <text:span text:style-name="T1">Run As </text:span><text:span text:style-name="T2">Groovy Script, Java Application</text:span></text:p>
        </text:list-item>
      </text:list>
      <text:p text:style-name="P32"/>
      <text:h text:style-name="P5" text:outline-level="1"><text:span text:style-name="T30">Atelier </text:span><text:span text:style-name="T51">2</text:span> : <text:span text:style-name="T51">Types de base et collections</text:span> </text:h>
      <text:p text:style-name="P144"/>
      <text:p text:style-name="P39"/>
      <text:p text:style-name="P145">Reprendre le script <text:span text:style-name="T1">Indexer.groovy</text:span></text:p>
      <text:h text:style-name="P17" text:outline-level="2">String, Maps, Regexp</text:h>
      <text:p text:style-name="P112"/>
      <text:p text:style-name="P133"><text:span text:style-name="T52">1. </text:span>Écrire un script qui à partir d’un texte donné, remplit une map avec comme clé les mots du texte et comme <text:span text:style-name="T53">valeur</text:span> leur nombre d’occurrences.</text:p>
      <text:p text:style-name="P133"/>
      <text:p text:style-name="P134"><text:span text:style-name="T52">2. </text:span>Améliorer le programme pour ne pas prendre en compte les mots de 2 caractères ou moins</text:p>
      <text:p text:style-name="P134"/>
      <text:p text:style-name="P135"><text:span text:style-name="T52">3. </text:span>Trier la map par les mots-clés</text:p>
      <text:p text:style-name="P135"/>
      <text:p text:style-name="P136"><text:span text:style-name="T52">4. </text:span>Construire la map inversé : la clé étant le nombre d’occurrence, les valeurs les listes de mots</text:p>
      <text:p text:style-name="P134"/>
      <text:p text:style-name="P136"><text:span text:style-name="T52">5. </text:span>Créer un intervalle avec les valeurs possibles des occurrences. Boucler sur <text:span text:style-name="T54">l’intervalle</text:span> pour afficher les mots clés de cette <text:span text:style-name="T54">occurrence</text:span></text:p>
      <text:p text:style-name="P33"/>
      <text:p text:style-name="P33"/>
      <text:h text:style-name="P6" text:outline-level="1"><text:span text:style-name="T31">Atelier </text:span><text:span text:style-name="T55">3</text:span> : <text:span text:style-name="T78">POO - </text:span><text:span text:style-name="T55">Classes, Scripts , traits</text:span> </text:h>
      <text:p text:style-name="P154"/>
      <text:p text:style-name="P147"><text:span text:style-name="T57">3.1 </text:span><text:span text:style-name="T58">Organisation</text:span> <text:span text:style-name="T58">en classes et packages</text:span></text:p>
      <text:p text:style-name="P40"/>
      <text:p text:style-name="P149">Nous réorganisons la logique du TP précédent avec des classes, des packages et un script principal.</text:p>
      <text:p text:style-name="P149"/>
      <text:p text:style-name="P149">Le projet contiendra donc :</text:p>
      <text:list xml:id="list2815772007" text:style-name="L28">
        <text:list-item>
          <text:p text:style-name="P148">Une classe <text:span text:style-name="T16">Index</text:span> (package <text:span text:style-name="T1">model</text:span>) qui encapsule les données d’un index :</text:p>
          <text:list>
            <text:list-item>
              <text:p text:style-name="P148">Une source (contenu source associé à l’index)</text:p>
            </text:list-item>
            <text:list-item>
              <text:p text:style-name="P148">Dates de création et d’indexation</text:p>
            </text:list-item>
            <text:list-item>
              <text:p text:style-name="P146">Une map contenant les mots et leur nombre <text:span text:style-name="T66">d’occurrence</text:span></text:p>
            </text:list-item>
          </text:list>
        </text:list-item>
        <text:list-item>
          <text:p text:style-name="P146">Une classe <text:span text:style-name="T16">Indexer</text:span> (package <text:span text:style-name="T1">service</text:span>) qui permettra de déclencher l’indexation d’un index. <text:span text:style-name="T67">Avec </text:span>comme propriétés :</text:p>
          <text:list>
            <text:list-item>
              <text:p text:style-name="P146">Un <text:span text:style-name="T1">tokenizer</text:span> : le délimiteur de mots-clé</text:p>
            </text:list-item>
            <text:list-item>
              <text:p text:style-name="P146"><text:span text:style-name="T1">minimalSize</text:span> ; La taille minimale des mots à mettre dans l’index<text:line-break/></text:p>
              <text:p text:style-name="P196"><text:span text:style-name="T67">Avec</text:span> comme méthode</text:p>
            </text:list-item>
            <text:list-item>
              <text:p text:style-name="P146"><text:span text:style-name="T1">Index </text:span><text:span text:style-name="T3">build</text:span><text:span text:style-name="T4">I</text:span><text:span text:style-name="T1">ndex(Index index)</text:span> qui déclenche l’indexation</text:p>
            </text:list-item>
          </text:list>
        </text:list-item>
        <text:list-item>
          <text:p text:style-name="P152"><text:span text:style-name="T68">Une classe </text:span><text:span text:style-name="T18">MainScript</text:span><text:span text:style-name="T68"> utilisant les classes précédentes</text:span></text:p>
        </text:list-item>
      </text:list>
      <text:h text:style-name="P18" text:outline-level="2"><text:span text:style-name="T69">3.2 </text:span>Traits</text:h>
      <text:p text:style-name="P153">Définir un trait <text:span text:style-name="T1">Persistent</text:span> <text:span text:style-name="T70">définissant une méthode boolean save() implémenté comme suit :</text:span></text:p>
      <text:p text:style-name="P153"><text:span text:style-name="T71"><text:tab/></text:span><text:span text:style-name="T73">boolean</text:span><text:span text:style-name="T71"> </text:span><text:span text:style-name="T23">save()</text:span><text:span text:style-name="T71"> </text:span><text:span text:style-name="T23">{</text:span></text:p>
      <text:p text:style-name="P197"><text:span text:style-name="T71"><text:tab/><text:tab/></text:span><text:span text:style-name="T74">println</text:span><text:span text:style-name="T71"> </text:span><text:span text:style-name="T74">"</text:span><text:span text:style-name="T75">Saving </text:span><text:span text:style-name="T74">${this.dump()}"</text:span></text:p>
      <text:p text:style-name="P197"><text:span text:style-name="T71"><text:tab/><text:tab/></text:span><text:span text:style-name="T73">true</text:span></text:p>
      <text:p text:style-name="P153"><text:span text:style-name="T71"><text:tab/></text:span><text:span text:style-name="T23">}</text:span></text:p>
      <text:p text:style-name="P153"/>
      <text:p text:style-name="P153">Utilisé l’index comme un objet persistent dans la classe script, <text:span text:style-name="T76">essayer une implémentation dynamique du trait</text:span></text:p>
      <text:p text:style-name="P137"/>
      <text:p text:style-name="P34"/>
      <text:h text:style-name="P7" text:outline-level="1"><text:span text:style-name="T32">Atelier </text:span><text:span text:style-name="T79">4</text:span> : <text:span text:style-name="T55">Closure, contexte et délégué</text:span></text:h>
      <text:p text:style-name="P161"/>
      <text:p text:style-name="P157"><text:span text:style-name="T59">4.1 </text:span><text:span text:style-name="T58">U</text:span><text:span text:style-name="T56">tilisation des closures</text:span></text:p>
      <text:p text:style-name="P41"/>
      <text:p text:style-name="P150">Nous <text:span text:style-name="T80">transformons notre classe </text:span><text:span text:style-name="T5">Indexer</text:span><text:span text:style-name="T80">.</text:span></text:p>
      <text:p text:style-name="P150"/>
      <text:p text:style-name="P157">Un indexeur est désormais modélisé comme :</text:p>
      <text:list xml:id="list2031989336" text:style-name="L29">
        <text:list-item>
          <text:p text:style-name="P155"><text:span text:style-name="T25">Un </text:span><text:span text:style-name="T22">Tokenize</text:span><text:span text:style-name="T1">r</text:span> responsable de découper un texte en un ensemble de mots</text:p>
        </text:list-item>
        <text:list-item>
          <text:p text:style-name="P155"><text:span text:style-name="T25">Une liste de filtres </text:span>: Chaque filtre traite une collection de mots et retourne une autre collection de mots. Les filtres sont donc traités comme des closure<text:span text:style-name="T81">s</text:span> prenant e<text:span text:style-name="T82">n</text:span> entrée une liste de <text:span text:style-name="T6">S</text:span><text:span text:style-name="T1">tring</text:span> et retournant une autre liste de <text:span text:style-name="T1">String</text:span></text:p>
        </text:list-item>
      </text:list>
      <text:p text:style-name="P161"/>
      <text:p text:style-name="P157">Transformer la classe <text:span text:style-name="T1">Indexer</text:span> dans ce sens et réécrire la méthode qui renseigne un index.</text:p>
      <text:p text:style-name="P157"/>
      <text:p text:style-name="P157">Dans la classe Main, créer un Index et lui ajouter 3 filtres :</text:p>
      <text:list xml:id="list3262927916" text:style-name="L31">
        <text:list-item>
          <text:p text:style-name="P156">Un filtre transformants la liste de mots en liste de mots en minuscule</text:p>
        </text:list-item>
        <text:list-item>
          <text:p text:style-name="P156">Un filtre supprimant les mots inférieurs à 3 caractères</text:p>
        </text:list-item>
        <text:list-item>
          <text:p text:style-name="P156">Un filtre supprimant les noms propres Delhi, Londres, Pékin, Chine</text:p>
        </text:list-item>
      </text:list>
      <text:p text:style-name="P150"/>
      <text:p text:style-name="P161"/>
      <text:h text:style-name="P19" text:outline-level="2"><text:span text:style-name="T83">4.2 </text:span>Classe délégué<text:span text:style-name="T84">e</text:span></text:h>
      <text:p text:style-name="P159">Afficher la classe propriétaire et la classe délégué de la Closure </text:p>
      <text:p text:style-name="P159"/>
      <text:p text:style-name="P160">Modifier la logique afin que les filtres puissent mettre à jour une variable dans l’indexer. <text:span text:style-name="T85">Utiliser l’opérateur Elvis pour se protéger des NPE</text:span></text:p>
      <text:p text:style-name="P160"/>
      <text:p text:style-name="P160">Par exemple, on mettra à jour un tableau stockant les temps d’exécutions des Closures.</text:p>
      <text:p text:style-name="P138"/>
      <text:p text:style-name="P35"/>
      <text:h text:style-name="P8" text:outline-level="1"><text:span text:style-name="T33">Atelier </text:span><text:span text:style-name="T88">5</text:span> : <text:span text:style-name="T88">Programmation Dynamique</text:span></text:h>
      <text:p text:style-name="P179"/>
      <text:p text:style-name="P158"><text:span text:style-name="T60">5.1 </text:span><text:span text:style-name="T58">U</text:span><text:span text:style-name="T56">tilisation d’</text:span><text:span text:style-name="T60">une méthode de </text:span><text:span text:style-name="T61">hook</text:span></text:p>
      <text:p text:style-name="P42"/>
      <text:p text:style-name="P151">Nous <text:span text:style-name="T88">voulons modifier la classe Index afin qu’elle puisse répondre à des méthodes de type <text:line-break/></text:span><text:span text:style-name="T7">hasTermAndAnotherTerm</text:span></text:p>
      <text:p text:style-name="P151"/>
      <text:p text:style-name="P164">Les règles étant :</text:p>
      <text:list xml:id="list631288489" text:style-name="L32">
        <text:list-item>
          <text:p text:style-name="P163">Les méthodes sont préfixées par <text:span text:style-name="T1">has,</text:span> suivi d’un terme arbitraire suivi éventuellement du mot clé <text:span text:style-name="T1">And</text:span> et un autre terme</text:p>
        </text:list-item>
        <text:list-item>
          <text:p text:style-name="P163">Le nombre de termes n’est pas limité <text:s/></text:p>
        </text:list-item>
        <text:list-item>
          <text:p text:style-name="P163">Les méthodes renvoient true si l’index contient tous les termes compris dans le nom de la méthode</text:p>
        </text:list-item>
      </text:list>
      <text:p text:style-name="P151"/>
      <text:p text:style-name="P164">Pour ce faire on utilisera la méthode de hook <text:span text:style-name="T1">methodMissing</text:span></text:p>
      <text:p text:style-name="P151"/>
      <text:h text:style-name="P20" text:outline-level="2"><text:span text:style-name="T89">5.2 Implémenter une méthode de </text:span>GroovyObject</text:h>
      <text:p text:style-name="P165">Toujours dans la classe <text:span text:style-name="T1">Index</text:span>, Implémenter la méthode <text:span text:style-name="T1">getProperty(String propertyName)</text:span> de telle sorte que si la propriété n’existe pas la méthode <text:span text:style-name="T1">hasPropertyName</text:span> est appelée</text:p>
      <text:p text:style-name="P139"/>
      <text:p text:style-name="P166"><text:span text:style-name="T89">5.3 </text:span>Intercepteurs <text:span text:style-name="T90">et ProxyMetaClass</text:span></text:p>
      <text:list xml:id="list3385734426" text:style-name="L34">
        <text:list-item>
          <text:p text:style-name="P177">Créer une classe implémentant <text:span text:style-name="T1">Interceptor</text:span>. </text:p>
        </text:list-item>
        <text:list-item>
          <text:p text:style-name="P177">Cette classe devra chaîn<text:span text:style-name="T91">er</text:span> les 2 intercepteurs fournis par Groovy : <text:span text:style-name="T1">TracingInterceptor</text:span> et <text:span text:style-name="T1">BenchmarkInterceptor</text:span>.</text:p>
        </text:list-item>
        <text:list-item>
          <text:p text:style-name="P177">Appliquer cet intercepteur à la classe <text:span text:style-name="T1">Indexer</text:span> via un <text:span text:style-name="T1">ProxyMetaClass</text:span></text:p>
        </text:list-item>
        <text:list-item>
          <text:p text:style-name="P47">Afficher les informations de ces intercepteurs</text:p>
        </text:list-item>
      </text:list>
      <text:p text:style-name="P119"/>
      <text:p text:style-name="P166"><text:span text:style-name="T89">5.4 </text:span>Meta-classe</text:p>
      <text:p text:style-name="P48">Ajouter dynamiquement une méthode <text:span text:style-name="T8">export</text:span> à l’index qui <text:span text:style-name="T92">retourne</text:span> une String au format <text:span text:style-name="T93">CSV</text:span> de la map interne</text:p>
      <text:p text:style-name="P48"/>
      <text:p text:style-name="P55"><text:span text:style-name="T60">5.5 </text:span><text:span text:style-name="T62">Category</text:span><text:span text:style-name="T94"> </text:span></text:p>
      <text:p text:style-name="P60">Utiliser une classe annotée pour effectuer la méthode <text:span text:style-name="T8">export</text:span> précédente</text:p>
      <text:p text:style-name="P48"/>
      <text:p text:style-name="P139"/>
      <text:p text:style-name="P36"/>
      <text:h text:style-name="P9" text:outline-level="1"><text:span text:style-name="T34">Atelier </text:span><text:span text:style-name="T95">6</text:span> : <text:span text:style-name="T96">Annotations</text:span></text:h>
      <text:p text:style-name="P183"/>
      <text:p text:style-name="P180"><text:span text:style-name="T63">6.1 </text:span><text:span text:style-name="T61">@</text:span><text:span text:style-name="T56">Builder</text:span></text:p>
      <text:p text:style-name="P43"/>
      <text:p text:style-name="P61"><text:span text:style-name="T88">U</text:span>tiliser l’annotation <text:span text:style-name="T1">@Builder</text:span> sur la classe <text:span text:style-name="T16">Indexer</text:span> et modifier dans le script principal la façon de créer l’instance <text:span text:style-name="T1">d’Indexer</text:span></text:p>
      <text:p text:style-name="P61"/>
      <text:p text:style-name="P167"><text:span text:style-name="T97">6.2 </text:span>Trace</text:p>
      <text:p text:style-name="P62">Remplacer les <text:span text:style-name="T1">println</text:span> de la classe <text:span text:style-name="T1">Indexer</text:span> par un logger</text:p>
      <text:p text:style-name="P68">Utiliser plusieurs niveau de log et configurer.</text:p>
      <text:p text:style-name="P68"/>
      <text:p text:style-name="P68">Exemple configuration <text:span text:style-name="T16">logging.properties</text:span> pour <text:span text:style-name="T1">java.util.logging</text:span> :</text:p>
      <text:p text:style-name="P68"><text:span text:style-name="T23">handlers=</text:span><text:span text:style-name="T71"> </text:span><text:span text:style-name="T75">java.util.logging.ConsoleHandler</text:span></text:p>
      <text:p text:style-name="P198"><text:span text:style-name="T23">.level=</text:span><text:span text:style-name="T71"> </text:span><text:span text:style-name="T75">FINE</text:span></text:p>
      <text:p text:style-name="P198"><text:span text:style-name="T23">java.util.logging.ConsoleHandler.level</text:span><text:span text:style-name="T71"> </text:span><text:span text:style-name="T23">=</text:span><text:span text:style-name="T71"> </text:span><text:span text:style-name="T75">FINE</text:span></text:p>
      <text:p text:style-name="P68"><text:span text:style-name="T23">java.util.logging.ConsoleHandler.formatter</text:span><text:span text:style-name="T71"> </text:span><text:span text:style-name="T23">=</text:span><text:span text:style-name="T71"> </text:span><text:span text:style-name="T75">java.util.logging.SimpleFormatter</text:span></text:p>
      <text:h text:style-name="P21" text:outline-level="2"><text:span text:style-name="T98">6.3 </text:span>Annotations de génération</text:h>
      <text:p text:style-name="P181">Sur la classe <text:span text:style-name="T19">I</text:span><text:span text:style-name="T16">ndex</text:span> utiliser les annotations <text:span text:style-name="T1">@ToString</text:span> et <text:span text:style-name="T1">@EqualsHashCode</text:span></text:p>
      <text:list xml:id="list2593650185" text:style-name="L35">
        <text:list-item>
          <text:p text:style-name="P182"><text:span text:style-name="T9">@ToString</text:span><text:span text:style-name="T99"> : affiche les champs </text:span><text:span text:style-name="T9">map</text:span><text:span text:style-name="T99">,</text:span><text:span text:style-name="T9">created</text:span><text:span text:style-name="T99"> et </text:span><text:span text:style-name="T9">indexed</text:span></text:p>
        </text:list-item>
        <text:list-item>
          <text:p text:style-name="P182"><text:span text:style-name="T9">@EqualsHashcode</text:span><text:span text:style-name="T99"> : Se base sur les champs </text:span><text:span text:style-name="T9">source</text:span><text:span text:style-name="T99"> et </text:span><text:span text:style-name="T9">map</text:span></text:p>
        </text:list-item>
      </text:list>
      <text:p text:style-name="P181"/>
      <text:p text:style-name="P181">Tester</text:p>
      <text:p text:style-name="P140"/>
      <text:p text:style-name="P167"><text:span text:style-name="T98">6.4 </text:span>Design et scripting</text:p>
      <text:p text:style-name="P178"><text:span text:style-name="T100">Faire en sorte que la méthode d’indexation </text:span><text:span text:style-name="T10">d’Indexer</text:span><text:span text:style-name="T100"> soit cachée</text:span></text:p>
      <text:p text:style-name="P178"><text:s/></text:p>
      <text:p text:style-name="P62">Faire en sorte que le script principal utilise l’indexer comme instance déléguée </text:p>
      <text:p text:style-name="P62"/>
      <text:p text:style-name="P62"/>
      <text:p text:style-name="P49"/>
      <text:p text:style-name="P56"/>
      <text:p text:style-name="P49"/>
      <text:p text:style-name="P140"/>
      <text:p text:style-name="P37"/>
      <text:h text:style-name="P10" text:outline-level="1"><text:span text:style-name="T35">Atelier </text:span><text:span text:style-name="T102">7</text:span> : <text:span text:style-name="T103">GDK, librairies cœur</text:span></text:h>
      <text:p text:style-name="P184"/>
      <text:p text:style-name="P168"><text:span text:style-name="T104">7.1 </text:span>I/O </text:p>
      <text:p text:style-name="P44"/>
      <text:p text:style-name="P69">Modifier le code précédent afin de parcourir un répertoire à la recherche de fichier<text:span text:style-name="T105">s</text:span> <text:span text:style-name="T1">.txt</text:span> et de créer des index pour chaque fichier</text:p>
      <text:h text:style-name="P22" text:outline-level="2"><text:span text:style-name="T104">7.2 </text:span>Thread</text:h>
      <text:p text:style-name="P69">Exécuter <text:span text:style-name="T106">chaque</text:span> travail d’indexation <text:span text:style-name="T106">d’un fichier</text:span> dans une thread séparé</text:p>
      <text:p text:style-name="P72">Attendre la fin des threads pour afficher les indexs construits</text:p>
      <text:p text:style-name="P72"/>
      <text:p text:style-name="P184"><text:span text:style-name="T64">7.2 </text:span><text:span text:style-name="T65">XML</text:span></text:p>
      <text:p text:style-name="P75">Construire un représentation XML de l’ensemble des indexs construits.</text:p>
      <text:p text:style-name="P76">Nécessite <text:span text:style-name="T16">groovy-xml.jar</text:span></text:p>
      <text:p text:style-name="P120"/>
      <text:p text:style-name="P63"/>
      <text:p text:style-name="P50"/>
      <text:h text:style-name="P11" text:outline-level="1"><text:span text:style-name="T36">Atelier </text:span><text:span text:style-name="T108">8</text:span> : <text:span text:style-name="T103">GDK, SQL</text:span></text:h>
      <text:p text:style-name="P186"/>
      <text:p text:style-name="P186"/>
      <text:p text:style-name="P169"><text:span text:style-name="T109">8.1 Script d’initialisation</text:span> </text:p>
      <text:p text:style-name="P45"/>
      <text:list xml:id="list3518082534" text:style-name="L36">
        <text:list-item>
          <text:p text:style-name="P80">Choisissez une base de votre choix.</text:p>
        </text:list-item>
        <text:list-item>
          <text:p text:style-name="P80">Créer une base <text:span text:style-name="T1">formation</text:span></text:p>
        </text:list-item>
        <text:list-item>
          <text:p text:style-name="P80">Récupérer le driver associé</text:p>
        </text:list-item>
      </text:list>
      <text:p text:style-name="P82">Utiliser soit le mécanise de Grab, <text:span text:style-name="T110">soit le classpath de votre IDE</text:span> pour charger le Driver et créer une instance de groovy.sql.Sql</text:p>
      <text:p text:style-name="P82"/>
      <text:p text:style-name="P82"><text:span text:style-name="T110">Écrire</text:span> un script <text:span text:style-name="T110">d’initialisation</text:span> qui crée une table qui permettra de stocker les données d’une classe Index :</text:p>
      <text:list xml:id="list2828367925" text:style-name="L40">
        <text:list-item>
          <text:p text:style-name="P81">id </text:p>
        </text:list-item>
        <text:list-item>
          <text:p text:style-name="P81">les dates de création et d’indexation</text:p>
        </text:list-item>
        <text:list-item>
          <text:p text:style-name="P81">Map des mots au format XML</text:p>
        </text:list-item>
        <text:list-item>
          <text:p text:style-name="P81">Map des mots au format JSON </text:p>
        </text:list-item>
      </text:list>
      <text:h text:style-name="P23" text:outline-level="2">8.2 Couche DAO </text:h>
      <text:p text:style-name="P85">Créer une classe abstraite DAOAbstract qui </text:p>
      <text:list xml:id="list3758876206" text:style-name="L41">
        <text:list-item>
          <text:p text:style-name="P84">définit 3 m éthodes abstraites :</text:p>
          <text:list>
            <text:list-item>
              <text:p text:style-name="P185"><text:span text:style-name="T24">List</text:span><text:span text:style-name="T71"> </text:span><text:span text:style-name="T23">getFields()</text:span></text:p>
            </text:list-item>
            <text:list-item>
              <text:p text:style-name="P185"><text:span text:style-name="T24">String</text:span><text:span text:style-name="T71"> </text:span><text:span text:style-name="T23">getTablename()</text:span></text:p>
            </text:list-item>
            <text:list-item>
              <text:p text:style-name="P185"><text:span text:style-name="T24">String</text:span><text:span text:style-name="T71"> </text:span><text:span text:style-name="T23">getIdField()</text:span></text:p>
            </text:list-item>
          </text:list>
        </text:list-item>
        <text:list-item>
          <text:p text:style-name="P84">et qui implémente  les fonctionnalités CRUD :</text:p>
          <text:list>
            <text:list-item>
              <text:p text:style-name="P86">Insertion d’un enregistrement via un dataSet</text:p>
            </text:list-item>
            <text:list-item>
              <text:p text:style-name="P86">Lecture, Mise à jour de champs, suppression via un id</text:p>
            </text:list-item>
            <text:list-item>
              <text:p text:style-name="P88">Retourner toutes les lignes d’un data set</text:p>
            </text:list-item>
          </text:list>
          <text:p text:style-name="P86"/>
        </text:list-item>
      </text:list>
      <text:p text:style-name="P87"/>
      <text:p text:style-name="P87">Créer ensuite la classe IndexDAO héritant de DAOAbstract </text:p>
      <text:p text:style-name="P87"/>
      <text:p text:style-name="P87">Tester dans le script principal :</text:p>
      <text:list xml:id="list2592350111" text:style-name="L42">
        <text:list-item>
          <text:p text:style-name="P89">L’insertion des indexes</text:p>
        </text:list-item>
        <text:list-item>
          <text:p text:style-name="P89">L’affichage de tous les enregistrements de la base</text:p>
        </text:list-item>
        <text:list-item>
          <text:p text:style-name="P89">La suppression des enregistrements 1 par 1</text:p>
        </text:list-item>
      </text:list>
      <text:p text:style-name="P85"><text:s/></text:p>
      <text:p text:style-name="P70"/>
      <text:p text:style-name="P121"/>
      <text:p text:style-name="P64"/>
      <text:h text:style-name="P12" text:outline-level="1"><text:span text:style-name="T37">Atelier </text:span><text:span text:style-name="T112">9 </text:span>: <text:span text:style-name="T103">Json </text:span><text:span text:style-name="T115">et Groovlet</text:span></text:h>
      <text:p text:style-name="P187"/>
      <text:p text:style-name="P187"/>
      <text:p text:style-name="P172"><text:span text:style-name="T113">9.</text:span><text:span text:style-name="T116">1</text:span> Sérialisation Json <text:span text:style-name="T113">(Optionnel)</text:span></text:p>
      <text:p text:style-name="P46"/>
      <text:p text:style-name="P90"><text:span text:style-name="T114">Sérialiser</text:span> la map des index et stocker <text:span text:style-name="T114">le résultat dans le champ jsonMap </text:span>en base</text:p>
      <text:p text:style-name="P83"/>
      <text:h text:style-name="P24" text:outline-level="2"><text:span text:style-name="T26">9</text:span><text:span text:style-name="T113">.</text:span><text:span text:style-name="T116">2</text:span><text:span text:style-name="T109"> </text:span><text:span text:style-name="T113">Groovlet</text:span><text:span text:style-name="T109"> </text:span></text:h>
      <text:p text:style-name="P93">Récupérer le projet Gradle fourni</text:p>
      <text:p text:style-name="P93"/>
      <text:p text:style-name="P93">Effectuer :</text:p>
      <text:p text:style-name="P93"><text:span text:style-name="T16">./gradlew jettyRun</text:span> </text:p>
      <text:p text:style-name="P93"/>
      <text:p text:style-name="P93">Cela doit démarre un serveur Jetty sur le port 8080, accéder à la page d’accueil</text:p>
      <text:p text:style-name="P93"/>
      <text:p text:style-name="P93">Inspecter le code fourni, en particulier : </text:p>
      <text:list xml:id="list1952416493" text:style-name="L43">
        <text:list-item>
          <text:p text:style-name="P91">Le fichier <text:span text:style-name="T16">build.gradle</text:span> (C’est du groovy!)</text:p>
        </text:list-item>
        <text:list-item>
          <text:p text:style-name="P91">Le code présent dans <text:span text:style-name="T16">src/main/groovy</text:span> : Il contient les classes des ateliers précédents</text:p>
        </text:list-item>
        <text:list-item>
          <text:p text:style-name="P91">Les exemples de groovlets dans <text:span text:style-name="T16">src/main/webapp</text:span></text:p>
        </text:list-item>
      </text:list>
      <text:p text:style-name="P93"/>
      <text:p text:style-name="P93">Compléter les groovlets <text:span text:style-name="T16">getAll.groovy</text:span> et <text:span text:style-name="T16">post.groovy</text:span> qui doivent respectivement :</text:p>
      <text:list xml:id="list2370522307" text:style-name="L45">
        <text:list-item>
          <text:p text:style-name="P92">Renvoyer un tableau JSON qui contient tous les index stockés en base</text:p>
        </text:list-item>
        <text:list-item>
          <text:p text:style-name="P92">Qui permet d’indexer un texte et de créer une entrée en base</text:p>
        </text:list-item>
      </text:list>
      <text:p text:style-name="P71"/>
      <text:p text:style-name="P122"/>
      <text:p text:style-name="P65"/>
      <text:h text:style-name="P13" text:outline-level="1"><text:span text:style-name="T38">Atelier </text:span><text:span text:style-name="T117">1</text:span><text:span text:style-name="T123">0</text:span> : <text:span text:style-name="T118">Tests unitaires</text:span></text:h>
      <text:p text:style-name="P191"/>
      <text:p text:style-name="P188">Récupérer les sources fournis</text:p>
      <text:p text:style-name="P188"/>
      <text:p text:style-name="P190">Travailler dans un nouveau package <text:span text:style-name="T20">org.formation.test</text:span></text:p>
      <text:p text:style-name="P188"/>
      <text:p text:style-name="P173">1<text:span text:style-name="T123">0</text:span>.1 GroovyAssert</text:p>
      <text:p text:style-name="P170"><text:s/></text:p>
      <text:p text:style-name="P95"><text:span text:style-name="T119">Écrire</text:span> une classe de test <text:span text:style-name="T120">unitaire simple qui utilise les méthodes statiques de </text:span><text:span text:style-name="T11">GroovyAssert</text:span><text:span text:style-name="T120"> suivantes :</text:span></text:p>
      <text:list xml:id="list681510776" text:style-name="L46">
        <text:list-item>
          <text:p text:style-name="P125">assertEquals</text:p>
        </text:list-item>
        <text:list-item>
          <text:p text:style-name="P125">notYetImplemeneted</text:p>
        </text:list-item>
        <text:list-item>
          <text:p text:style-name="P125">fail</text:p>
        </text:list-item>
      </text:list>
      <text:p text:style-name="P97"/>
      <text:p text:style-name="P97"/>
      <text:p text:style-name="P95"><text:span text:style-name="T119">Écrire</text:span> une classe de test <text:span text:style-name="T12">IndexTest</text:span> testant la classe Index, en particulier :</text:p>
      <text:list xml:id="list4253309392" text:style-name="L49">
        <text:list-item>
          <text:p text:style-name="P94">Les méthodes <text:span text:style-name="T1">hasTermAndTerm </text:span></text:p>
        </text:list-item>
        <text:list-item>
          <text:p text:style-name="P94">Les accès aux propriétés</text:p>
        </text:list-item>
      </text:list>
      <text:p text:style-name="P175"/>
      <text:p text:style-name="P173">1<text:span text:style-name="T123">0</text:span>.2 StubFor et MockFor</text:p>
      <text:p text:style-name="P99"><text:span text:style-name="T119">Écrire</text:span> un<text:span text:style-name="T13">e </text:span><text:span text:style-name="T119">classe de Test pour </text:span><text:span text:style-name="T14">org.formation.service.IndexService</text:span><text:span text:style-name="T119"> qui implémentera 2 méthodes permettant de simuler </text:span><text:span text:style-name="T21">indexDao</text:span><text:span text:style-name="T119"> :</text:span></text:p>
      <text:list xml:id="list814965024" text:style-name="L50">
        <text:list-item>
          <text:p text:style-name="P102"><text:span text:style-name="T121">1 utilisant </text:span><text:span text:style-name="T20">StubFor</text:span><text:span text:style-name="T121"> </text:span></text:p>
        </text:list-item>
        <text:list-item>
          <text:p text:style-name="P102"><text:span text:style-name="T121">l’autre </text:span><text:span text:style-name="T20">MockFor</text:span><text:span text:style-name="T121"> </text:span></text:p>
        </text:list-item>
      </text:list>
      <text:p text:style-name="P103"/>
      <text:p text:style-name="P100">Faire apparaître les <text:span text:style-name="T122">différences</text:span> de fonctionnement</text:p>
      <text:p text:style-name="P100"/>
      <text:p text:style-name="P100"/>
      <text:h text:style-name="P14" text:outline-level="1"><text:span text:style-name="T39">Atelier </text:span><text:span text:style-name="T117">1</text:span><text:span text:style-name="T125">1</text:span> : <text:span text:style-name="T124">Integration</text:span></text:h>
      <text:p text:style-name="P192"/>
      <text:p text:style-name="P189">R<text:span text:style-name="T124">eprendre le projet Gradle fourni</text:span></text:p>
      <text:p text:style-name="P189"/>
      <text:p text:style-name="P189"/>
      <text:p text:style-name="P174">1<text:span text:style-name="T125">1</text:span>.<text:span text:style-name="T125">1</text:span> Eval</text:p>
      <text:p text:style-name="P171"><text:s/></text:p>
      <text:p text:style-name="P96"><text:span text:style-name="T119">Écrire</text:span> une classe <text:span text:style-name="T124">Java principale (dans </text:span><text:span text:style-name="T15">src/main/java</text:span><text:span text:style-name="T124">) <text:s/>qui évalue comme expression Groovy le premier de ses arguments et l’affiche sur la console </text:span></text:p>
      <text:p text:style-name="P98"/>
      <text:p text:style-name="P104">Modifier le fichier <text:span text:style-name="T16">build.gradle</text:span> et la tâche <text:span text:style-name="T16">fatJar</text:span> afin qu’il construise un exécutable de votre classe.</text:p>
      <text:p text:style-name="P104"/>
      <text:p text:style-name="P117">./gradlew fatJar</text:p>
      <text:p text:style-name="P104"/>
      <text:p text:style-name="P104">Tester</text:p>
      <text:p text:style-name="P176"/>
      <text:p text:style-name="P174">1<text:span text:style-name="T125">1.2</text:span> GroovyShell</text:p>
      <text:p text:style-name="P106"><text:span text:style-name="T119">Écrire un</text:span><text:span text:style-name="T13">e </text:span><text:span text:style-name="T119">classe Java principale qui exécute le script </text:span><text:span text:style-name="T21">MainScript.groovy</text:span><text:span text:style-name="T119"> fourni en lui passant 2 paramètres :</text:span></text:p>
      <text:list xml:id="list1354819776" text:style-name="L51">
        <text:list-item>
          <text:p text:style-name="P105">Le répertoire racine de scan</text:p>
        </text:list-item>
        <text:list-item>
          <text:p text:style-name="P105">Une expression régulière spécifiant les fichiers à indexer </text:p>
        </text:list-item>
      </text:list>
      <text:p text:style-name="P106"/>
      <text:p text:style-name="P106"/>
      <text:p text:style-name="P101"/>
      <text:list xml:id="list267560831" text:style-name="L53">
        <text:list-header>
          <text:p text:style-name="P127"/>
        </text:list-header>
      </text:list>
      <text:p text:style-name="P74"/>
      <text:p text:style-name="P124"/>
      <text:h text:style-name="P15" text:outline-level="1"><text:span text:style-name="T40">Atelier 12</text:span> : <text:span text:style-name="T126">DSL</text:span></text:h>
      <text:p text:style-name="P195"/>
      <text:p text:style-name="P193">En suivant l’exemple du cours, mettez au point les classes Groovy nécessaire afin que le fichier texte avec le DSL suivant :</text:p>
      <text:p text:style-name="P194">move left</text:p>
      <text:p text:style-name="P199">move right, by: 3.meters</text:p>
      <text:p text:style-name="P193"><text:span text:style-name="T127">move right, by: 3.m, at: 5.</text:span><text:span text:style-name="T72">km</text:span><text:span text:style-name="T127">/h</text:span></text:p>
      <text:p text:style-name="P194"/>
      <text:p text:style-name="P131">Affiche sur la console :</text:p>
      <text:p text:style-name="P131"/>
      <text:p text:style-name="P28">robot moved left by 1m at 1 km/h</text:p>
      <text:p text:style-name="P200">robot moved right by 3m at 1 km/h</text:p>
      <text:p text:style-name="P28">robot moved right by 3m at 5 km/h</text:p>
      <text:p text:style-name="P193"/>
      <text:p text:style-name="P128">Procéder par étapes </text:p>
      <text:p text:style-name="P67"/>
      <text:p text:style-name="P54"/>
      <text:p text:style-name="P59"/>
      <text:p text:style-name="P54"/>
      <text:p text:style-name="P143"/>
      <text:p text:style-name="P79"/>
      <text:list xml:id="list165655822804037" text:continue-list="list814965024" text:style-name="L50">
        <text:list-header>
          <text:p text:style-name="P126"/>
        </text:list-header>
      </text:list>
      <text:p text:style-name="P73"/>
      <text:p text:style-name="P123"/>
      <text:p text:style-name="P66"/>
      <text:p text:style-name="P53"/>
      <text:p text:style-name="P58"/>
      <text:p text:style-name="P53"/>
      <text:p text:style-name="P142"/>
      <text:p text:style-name="P78"/>
      <text:p text:style-name="P52"/>
      <text:p text:style-name="P57"/>
      <text:p text:style-name="P52"/>
      <text:p text:style-name="P141"/>
      <text:p text:style-name="P77"/>
      <text:p text:style-name="P51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onsolas" svg:font-family="Consolas, Monaco, 'Andale Mono', 'Ubuntu Mono', monospace"/>
    <style:font-face style:name="Droid Sans Mono" svg:font-family="'Droid Sans Mono', monospace, monospace"/>
    <style:font-face style:name="Lohit Hindi2" svg:font-family="'Lohit Hindi'"/>
    <style:font-face style:name="OpenSymbol" svg:font-family="OpenSymbol"/>
    <style:font-face style:name="Roboto Mono" svg:font-family="'Roboto Mono', monospace"/>
    <style:font-face style:name="dejavu sans mono" svg:font-family="'dejavu sans mono', monospace"/>
    <style:font-face style:name="inconsolata" svg:font-family="inconsolata, sans-serif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var bs-font-monospace" svg:font-family="'var bs-font-monospace'"/>
    <style:font-face style:name="Nimbus Roman No9 L" svg:font-family="'Nimbus Roman No9 L'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/>
      <style:text-properties style:use-window-font-color="true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/>
      <style:text-properties style:use-window-font-color="true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20_2_7e_LT_7e_Notizen" style:display-name="Standard 2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 style:default-outline-level="">
      <style:paragraph-properties fo:margin-top="0cm" fo:margin-bottom="0.351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 style:default-outline-level="">
      <style:paragraph-properties fo:margin-top="0cm" fo:margin-bottom="0.529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default-outline-level="">
      <style:paragraph-properties fo:margin-top="0cm" fo:margin-bottom="0.706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 style:default-outline-level="">
      <style:paragraph-properties fo:margin-top="0cm" fo:margin-bottom="0.8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_5f_3" style:display-name="Standard_1_3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_5f_2" style:display-name="Standard_1_2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_5f_1_5f_1" style:display-name="Standard_1_1_1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_5f_1" style:display-name="Standard_1_1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/>
      <style:text-properties style:use-window-font-color="true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/>
      <style:text-properties style:use-window-font-color="true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lank_20_Slide_7e_LT_7e_Notizen" style:display-name="Blank Slide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 style:default-outline-level="">
      <style:paragraph-properties fo:margin-top="0cm" fo:margin-bottom="0.351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 style:default-outline-level="">
      <style:paragraph-properties fo:margin-top="0cm" fo:margin-bottom="0.529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default-outline-level="">
      <style:paragraph-properties fo:margin-top="0cm" fo:margin-bottom="0.706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8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/>
      <style:text-properties style:use-window-font-color="true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/>
      <style:text-properties style:use-window-font-color="true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20_1_7e_LT_7e_Notizen" style:display-name="Standard 1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 style:default-outline-level="">
      <style:paragraph-properties fo:margin-top="0cm" fo:margin-bottom="0.38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 style:default-outline-level="">
      <style:paragraph-properties fo:margin-top="0cm" fo:margin-bottom="0.582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default-outline-level="">
      <style:paragraph-properties fo:margin-top="0cm" fo:margin-bottom="0.774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96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/>
      <style:text-properties style:use-window-font-color="true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/>
      <style:text-properties style:use-window-font-color="true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7e_LT_7e_Notizen" style:display-name="Title and Content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 style:default-outline-level="">
      <style:paragraph-properties fo:margin-top="0cm" fo:margin-bottom="0.351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 style:default-outline-level="">
      <style:paragraph-properties fo:margin-top="0cm" fo:margin-bottom="0.529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default-outline-level="">
      <style:paragraph-properties fo:margin-top="0cm" fo:margin-bottom="0.704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cm" fo:margin-bottom="0.88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5f_3" style:display-name="Standard_3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</meta:initial-creator>
    <meta:creation-date>2013-06-21T10:15:57</meta:creation-date>
    <dc:date>2023-01-02T16:56:54.482709918</dc:date>
    <meta:editing-duration>P31DT22H48M19S</meta:editing-duration>
    <meta:editing-cycles>392</meta:editing-cycles>
    <meta:generator>LibreOffice/6.4.7.2$Linux_X86_64 LibreOffice_project/40$Build-2</meta:generator>
    <meta:document-statistic meta:table-count="0" meta:image-count="0" meta:object-count="0" meta:page-count="12" meta:paragraph-count="205" meta:word-count="1524" meta:character-count="9363" meta:non-whitespace-character-count="8063"/>
  </office:meta>
</office:document-meta>
</file>